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934cm" style:rel-column-width="29557*"/>
    </style:style>
    <style:style style:name="Table1.B" style:family="table-column">
      <style:table-column-properties style:column-width="9.656cm" style:rel-column-width="35977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  <style:text-properties style:font-name="Liberation Sans1" fo:font-size="10pt"/>
    </style:style>
    <style:style style:name="P2" style:family="paragraph" style:parent-style-name="Contents_20_Heading">
      <style:text-properties style:font-name="Liberation Sans1"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font-style="normal" fo:font-weight="normal" officeooo:rsid="001dfd79" officeooo:paragraph-rsid="001dfd79" style:font-size-asian="11pt" style:font-size-complex="11pt"/>
    </style:style>
    <style:style style:name="P4" style:family="paragraph" style:parent-style-name="Preformatted_20_Text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000000" loext:opacity="100%" style:font-name="Liberation Mono1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29bd91" style:font-size-asian="10pt" style:font-size-complex="10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29bd91" officeooo:paragraph-rsid="0029bd91" style:font-size-asian="10pt" style:font-size-complex="10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2cffa5" style:font-size-asian="10pt" style:font-size-complex="10pt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2cffa5" officeooo:paragraph-rsid="002cffa5" style:font-size-asian="10pt" style:font-size-complex="10pt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style:font-size-asian="10pt" style:font-size-complex="10pt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officeooo:paragraph-rsid="0106b6de" style:font-size-asian="10pt" style:font-size-complex="10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13ba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0bcbf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ad25a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b6c77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54017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41af7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7f735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37bb9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70b77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819e2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bfb86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5ef8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3e38e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dc310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177f4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7d94a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c86f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d095b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ef3c73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f2901d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f3ba5b"/>
    </style:style>
    <style:style style:name="P35" style:family="paragraph" style:parent-style-name="Preformatted_20_Text">
      <style:paragraph-properties fo:orphans="2" fo:widows="2"/>
    </style:style>
    <style:style style:name="P36" style:family="paragraph" style:parent-style-name="Preformatted_20_Text">
      <style:paragraph-properties fo:orphans="2" fo:widows="2"/>
      <style:text-properties officeooo:paragraph-rsid="0029bd91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101567d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39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Mono1" fo:font-size="10pt" style:font-size-asian="10pt" style:font-size-complex="10pt"/>
    </style:style>
    <style:style style:name="P40" style:family="paragraph" style:parent-style-name="Preformatted_20_Text">
      <style:paragraph-properties fo:orphans="2" fo:widows="2"/>
      <style:text-properties style:font-name="Liberation Mono1" fo:font-size="10pt" style:font-size-asian="10pt" style:font-size-complex="10pt"/>
    </style:style>
    <style:style style:name="P41" style:family="paragraph" style:parent-style-name="Preformatted_20_Text">
      <style:paragraph-properties fo:orphans="2" fo:widows="2"/>
      <style:text-properties style:font-name="Liberation Mono1" fo:font-size="10pt" officeooo:paragraph-rsid="009e69cf" style:font-size-asian="10pt" style:font-size-complex="10pt"/>
    </style:style>
    <style:style style:name="P42" style:family="paragraph" style:parent-style-name="Preformatted_20_Text">
      <style:paragraph-properties fo:orphans="2" fo:widows="2"/>
      <style:text-properties style:font-name="Liberation Mono1" fo:font-size="10pt" officeooo:rsid="0029bd91" officeooo:paragraph-rsid="0029bd91" style:font-size-asian="10pt" style:font-size-complex="10pt"/>
    </style:style>
    <style:style style:name="P43" style:family="paragraph" style:parent-style-name="Standard">
      <style:text-properties fo:font-size="11pt" style:font-size-asian="11pt" style:font-size-complex="11pt"/>
    </style:style>
    <style:style style:name="P44" style:family="paragraph" style:parent-style-name="Table_20_Contents">
      <style:paragraph-properties fo:text-align="end" style:justify-single-word="false"/>
      <style:text-properties style:font-name="sans-serif" fo:font-size="11pt" officeooo:rsid="000c345d" officeooo:paragraph-rsid="000c345d" style:font-size-asian="11pt" style:font-size-complex="11pt"/>
    </style:style>
    <style:style style:name="P45" style:family="paragraph" style:parent-style-name="Heading_20_2">
      <style:text-properties fo:color="#808080" loext:opacity="100%" style:font-name="Liberation Sans1" fo:font-size="14pt" fo:font-weight="normal" style:font-size-asian="18pt" style:font-weight-asian="normal" style:font-size-complex="18pt" style:font-weight-complex="normal"/>
    </style:style>
    <style:style style:name="P46" style:family="paragraph" style:parent-style-name="Heading_20_2">
      <style:text-properties fo:color="#808080" loext:opacity="100%" style:font-name="Liberation Sans1" fo:font-size="14pt" fo:font-weight="normal" officeooo:paragraph-rsid="009b0686" style:font-size-asian="18pt" style:font-weight-asian="normal" style:font-size-complex="18pt" style:font-weight-complex="normal"/>
    </style:style>
    <style:style style:name="P47" style:family="paragraph" style:parent-style-name="Heading_20_2">
      <style:paragraph-properties>
        <style:tab-stops>
          <style:tab-stop style:position="6.814cm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Standard" style:master-page-name="">
      <loext:graphic-properties draw:fill="none"/>
      <style:paragraph-properties fo:margin-left="1.199cm" fo:margin-right="0cm" fo:text-indent="-1.199cm" style:auto-text-indent="false" style:page-number="auto" fo:background-color="transparent"/>
    </style:style>
    <style:style style:name="P5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paragraph-rsid="0106b6de" style:font-size-asian="10pt" style:font-size-complex="10pt"/>
    </style:style>
    <style:style style:name="P52" style:family="paragraph" style:parent-style-name="Heading_20_1">
      <style:text-properties style:use-window-font-color="true" loext:opacity="0%" style:font-name="Liberation Sans1" fo:font-size="23pt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29bd91"/>
    </style:style>
    <style:style style:name="T3" style:family="text">
      <style:text-properties fo:font-style="normal" fo:font-weight="normal" officeooo:rsid="009e69cf"/>
    </style:style>
    <style:style style:name="T4" style:family="text">
      <style:text-properties fo:font-style="normal" fo:font-weight="normal" officeooo:rsid="00f77674"/>
    </style:style>
    <style:style style:name="T5" style:family="text">
      <style:text-properties fo:font-style="normal" fo:font-weight="normal" officeooo:rsid="0106b6de"/>
    </style:style>
    <style:style style:name="T6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ae44d" style:font-size-asian="11pt" style:font-size-complex="11pt"/>
    </style:style>
    <style:style style:name="T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9b3da" style:font-size-asian="11pt" style:font-size-complex="11pt"/>
    </style:style>
    <style:style style:name="T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c05e1" style:font-size-asian="11pt" style:font-size-complex="11pt"/>
    </style:style>
    <style:style style:name="T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c9e53" style:font-size-asian="11pt" style:font-size-complex="11pt"/>
    </style:style>
    <style:style style:name="T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ccecb" style:font-size-asian="11pt" style:font-size-complex="11pt"/>
    </style:style>
    <style:style style:name="T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badfb" style:font-size-asian="11pt" style:font-size-complex="11pt"/>
    </style:style>
    <style:style style:name="T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1b361" style:font-size-asian="11pt" style:font-size-complex="11pt"/>
    </style:style>
    <style:style style:name="T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fba57" style:font-size-asian="11pt" style:font-size-complex="11pt"/>
    </style:style>
    <style:style style:name="T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1bb86" style:font-size-asian="11pt" style:font-size-complex="11pt"/>
    </style:style>
    <style:style style:name="T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3d00c" style:font-size-asian="11pt" style:font-size-complex="11pt"/>
    </style:style>
    <style:style style:name="T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6bf5" style:font-size-asian="11pt" style:font-size-complex="11pt"/>
    </style:style>
    <style:style style:name="T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f13ba" style:font-size-asian="11pt" style:font-size-complex="11pt"/>
    </style:style>
    <style:style style:name="T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af3c" style:font-size-asian="11pt" style:font-size-complex="11pt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2b76c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7f735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9bd91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ef406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fa640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58dc3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0bcbf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39fb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12010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6d62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578b3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63cc0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07f59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2449f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4a566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67987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85980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c91f2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d8ccb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eadd5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54017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70b77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41af7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b9599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0a3d5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1530d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550d3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19e2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29b0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9f1e9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61720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dfd79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0499e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1ca02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eb547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554a2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6cfc3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5431f" style:font-size-asian="11pt" style:font-size-complex="11pt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96727" style:font-size-asian="11pt" style:font-size-complex="11pt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debf0" style:font-size-asian="11pt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effa1" style:font-size-asian="11pt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50082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890a0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90c44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bfb86" style:font-size-asian="11pt" style:font-size-complex="11pt"/>
    </style:style>
    <style:style style:name="T6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9f1ae" style:font-size-asian="11pt" style:font-size-complex="11pt"/>
    </style:style>
    <style:style style:name="T6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e7ead" style:font-size-asian="11pt" style:font-size-complex="11pt"/>
    </style:style>
    <style:style style:name="T6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1a53c" style:font-size-asian="11pt" style:font-size-complex="11pt"/>
    </style:style>
    <style:style style:name="T6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28ae6" style:font-size-asian="11pt" style:font-size-complex="11pt"/>
    </style:style>
    <style:style style:name="T6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5ef8d" style:font-size-asian="11pt" style:font-size-complex="11pt"/>
    </style:style>
    <style:style style:name="T7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61202" style:font-size-asian="11pt" style:font-size-complex="11pt"/>
    </style:style>
    <style:style style:name="T7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92823" style:font-size-asian="11pt" style:font-size-complex="11pt"/>
    </style:style>
    <style:style style:name="T7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99b4a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a9f40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c558e" style:font-size-asian="11pt" style:font-size-complex="11pt"/>
    </style:style>
    <style:style style:name="T7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e08db" style:font-size-asian="11pt" style:font-size-complex="11pt"/>
    </style:style>
    <style:style style:name="T7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effb2" style:font-size-asian="11pt" style:font-size-complex="11pt"/>
    </style:style>
    <style:style style:name="T7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c5def" style:font-size-asian="11pt" style:font-size-complex="11pt"/>
    </style:style>
    <style:style style:name="T7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dc310" style:font-size-asian="11pt" style:font-size-complex="11pt"/>
    </style:style>
    <style:style style:name="T7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01957" style:font-size-asian="11pt" style:font-size-complex="11pt"/>
    </style:style>
    <style:style style:name="T8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1c74e" style:font-size-asian="11pt" style:font-size-complex="11pt"/>
    </style:style>
    <style:style style:name="T8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3b7f6" style:font-size-asian="11pt" style:font-size-complex="11pt"/>
    </style:style>
    <style:style style:name="T8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55963" style:font-size-asian="11pt" style:font-size-complex="11pt"/>
    </style:style>
    <style:style style:name="T8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5bd36" style:font-size-asian="11pt" style:font-size-complex="11pt"/>
    </style:style>
    <style:style style:name="T8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9595f" style:font-size-asian="11pt" style:font-size-complex="11pt"/>
    </style:style>
    <style:style style:name="T8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9affb" style:font-size-asian="11pt" style:font-size-complex="11pt"/>
    </style:style>
    <style:style style:name="T8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b7082" style:font-size-asian="11pt" style:font-size-complex="11pt"/>
    </style:style>
    <style:style style:name="T8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f86aa" style:font-size-asian="11pt" style:font-size-complex="11pt"/>
    </style:style>
    <style:style style:name="T8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177f4" style:font-size-asian="11pt" style:font-size-complex="11pt"/>
    </style:style>
    <style:style style:name="T8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7c2a7" style:font-size-asian="11pt" style:font-size-complex="11pt"/>
    </style:style>
    <style:style style:name="T9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7d94a" style:font-size-asian="11pt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93700" style:font-size-asian="11pt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a99b8" style:font-size-asian="11pt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aca28" style:font-size-asian="11pt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c86fd" style:font-size-asian="11pt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a4500" style:font-size-asian="11pt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72288" style:font-size-asian="11pt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d095b" style:font-size-asian="11pt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ad038" style:font-size-asian="11pt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eedf47" style:font-size-asian="11pt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0fd8c" style:font-size-asian="11pt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2901d" style:font-size-asian="11pt" style:font-size-complex="11pt"/>
    </style:style>
    <style:style style:name="T10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3ba5b" style:font-size-asian="11pt" style:font-size-complex="11pt"/>
    </style:style>
    <style:style style:name="T10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5a0cd" style:font-size-asian="11pt" style:font-size-complex="11pt"/>
    </style:style>
    <style:style style:name="T10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be4d6" style:font-size-asian="11pt" style:font-size-complex="11pt"/>
    </style:style>
    <style:style style:name="T10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c7d61" style:font-size-asian="11pt" style:font-size-complex="11pt"/>
    </style:style>
    <style:style style:name="T10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42b9a" style:font-size-asian="11pt" style:font-size-complex="11pt"/>
    </style:style>
    <style:style style:name="T10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6b040" style:font-size-asian="11pt" style:font-size-complex="11pt"/>
    </style:style>
    <style:style style:name="T10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6b6de" style:font-size-asian="11pt" style:font-size-complex="11pt"/>
    </style:style>
    <style:style style:name="T1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96d62" style:font-size-asian="11pt" style:font-style-asian="italic" style:font-weight-asian="normal" style:font-size-complex="11pt" style:font-style-complex="italic" style:font-weight-complex="normal"/>
    </style:style>
    <style:style style:name="T11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2dc84" style:font-size-asian="11pt" style:font-style-asian="italic" style:font-weight-asian="normal" style:font-size-complex="11pt" style:font-style-complex="italic" style:font-weight-complex="normal"/>
    </style:style>
    <style:style style:name="T11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9b3da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b7b14" fo:background-color="transparent" loext:char-shading-value="0" style:font-size-asian="11pt" style:font-size-complex="11pt"/>
    </style:style>
    <style:style style:name="T11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c345d" fo:background-color="transparent" loext:char-shading-value="0" style:font-size-asian="11pt" style:font-size-complex="11pt"/>
    </style:style>
    <style:style style:name="T11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4730b" fo:background-color="transparent" loext:char-shading-value="0" style:font-size-asian="11pt" style:font-size-complex="11pt"/>
    </style:style>
    <style:style style:name="T11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e7ead" fo:background-color="transparent" loext:char-shading-value="0" style:font-size-asian="11pt" style:font-size-complex="11pt"/>
    </style:style>
    <style:style style:name="T11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5f354" fo:background-color="transparent" loext:char-shading-value="0" style:font-size-asian="11pt" style:font-size-complex="11pt"/>
    </style:style>
    <style:style style:name="T11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dae9a" fo:background-color="transparent" loext:char-shading-value="0" style:font-size-asian="11pt" style:font-size-complex="11pt"/>
    </style:style>
    <style:style style:name="T11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e1f0b" fo:background-color="transparent" loext:char-shading-value="0" style:font-size-asian="11pt" style:font-size-complex="11pt"/>
    </style:style>
    <style:style style:name="T11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ff25eb" fo:background-color="transparent" loext:char-shading-value="0" style:font-size-asian="11pt" style:font-size-complex="11pt"/>
    </style:style>
    <style:style style:name="T12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106d42d" fo:background-color="transparent" loext:char-shading-value="0" style:font-size-asian="11pt" style:font-size-complex="11pt"/>
    </style:style>
    <style:style style:name="T121" style:family="text">
      <style:text-properties fo:font-variant="normal" fo:text-transform="none" fo:color="#000000" loext:opacity="100%" style:font-name="Liberation Mono1" fo:font-size="11pt" fo:letter-spacing="normal" fo:font-style="normal" fo:font-weight="normal" style:font-size-asian="11pt" style:font-size-complex="11pt"/>
    </style:style>
    <style:style style:name="T12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ae44d" style:font-size-asian="11pt" style:font-size-complex="11pt"/>
    </style:style>
    <style:style style:name="T12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b1c14" style:font-size-asian="11pt" style:font-size-complex="11pt"/>
    </style:style>
    <style:style style:name="T12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c9e53" style:font-size-asian="11pt" style:font-size-complex="11pt"/>
    </style:style>
    <style:style style:name="T12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fba57" style:font-size-asian="11pt" style:font-size-complex="11pt"/>
    </style:style>
    <style:style style:name="T12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ccecb" style:font-size-asian="11pt" style:font-size-complex="11pt"/>
    </style:style>
    <style:style style:name="T12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85980" style:font-size-asian="11pt" style:font-size-complex="11pt"/>
    </style:style>
    <style:style style:name="T12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3d00c" style:font-size-asian="11pt" style:font-size-complex="11pt"/>
    </style:style>
    <style:style style:name="T12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58dc3" style:font-size-asian="11pt" style:font-size-complex="11pt"/>
    </style:style>
    <style:style style:name="T13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939fb" style:font-size-asian="11pt" style:font-size-complex="11pt"/>
    </style:style>
    <style:style style:name="T13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96d62" style:font-size-asian="11pt" style:font-size-complex="11pt"/>
    </style:style>
    <style:style style:name="T13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12010" style:font-size-asian="11pt" style:font-size-complex="11pt"/>
    </style:style>
    <style:style style:name="T13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f6bf5" style:font-size-asian="11pt" style:font-size-complex="11pt"/>
    </style:style>
    <style:style style:name="T13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37bb9" style:font-size-asian="11pt" style:font-size-complex="11pt"/>
    </style:style>
    <style:style style:name="T13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dfd79" style:font-size-asian="11pt" style:font-size-complex="11pt"/>
    </style:style>
    <style:style style:name="T13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550d3" style:font-size-asian="11pt" style:font-size-complex="11pt"/>
    </style:style>
    <style:style style:name="T13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af3c" style:font-size-asian="11pt" style:font-size-complex="11pt"/>
    </style:style>
    <style:style style:name="T13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41af7" style:font-size-asian="11pt" style:font-size-complex="11pt"/>
    </style:style>
    <style:style style:name="T13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2b76c" style:font-size-asian="11pt" style:font-size-complex="11pt"/>
    </style:style>
    <style:style style:name="T14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27f735" style:font-size-asian="11pt" style:font-size-complex="11pt"/>
    </style:style>
    <style:style style:name="T14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9f1e9" style:font-size-asian="11pt" style:font-size-complex="11pt"/>
    </style:style>
    <style:style style:name="T14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cfa9d4" style:font-size-asian="11pt" style:font-size-complex="11pt"/>
    </style:style>
    <style:style style:name="T14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ea99b8" style:font-size-asian="11pt" style:font-size-complex="11pt"/>
    </style:style>
    <style:style style:name="T14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f0fd8c" style:font-size-asian="11pt" style:font-size-complex="11pt"/>
    </style:style>
    <style:style style:name="T14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d5bd36" style:font-size-asian="11pt" style:font-size-complex="11pt"/>
    </style:style>
    <style:style style:name="T14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207eb" fo:background-color="transparent" loext:char-shading-value="0" style:font-size-asian="11pt" style:font-size-complex="11pt"/>
    </style:style>
    <style:style style:name="T14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c345d" fo:background-color="transparent" loext:char-shading-value="0" style:font-size-asian="11pt" style:font-size-complex="11pt"/>
    </style:style>
    <style:style style:name="T148" style:family="text">
      <style:text-properties fo:font-variant="normal" fo:text-transform="none" fo:color="#000000" loext:opacity="100%" style:font-name="Liberation Mono1" fo:font-size="11pt" fo:letter-spacing="normal" fo:font-style="normal" style:text-underline-style="none" fo:font-weight="normal" officeooo:rsid="00e7c2a7" style:font-size-asian="11pt" style:font-size-complex="11pt"/>
    </style:style>
    <style:style style:name="T149" style:family="text">
      <style:text-properties fo:font-variant="normal" fo:text-transform="none" fo:color="#000000" loext:opacity="100%" style:font-name="Liberation Mono1" fo:font-size="11pt" fo:letter-spacing="normal" fo:font-style="italic" fo:font-weight="bold" officeooo:rsid="000dadc9" style:font-size-asian="11pt" style:font-style-asian="italic" style:font-weight-asian="bold" style:font-size-complex="11pt" style:font-style-complex="italic" style:font-weight-complex="bold"/>
    </style:style>
    <style:style style:name="T150" style:family="text">
      <style:text-properties fo:font-variant="normal" fo:text-transform="none" fo:color="#000000" loext:opacity="100%" style:font-name="Liberation Mono1" fo:font-size="11pt" fo:letter-spacing="normal" fo:font-style="italic" fo:font-weight="bold" officeooo:rsid="001939fb" style:font-size-asian="11pt" style:font-style-asian="italic" style:font-weight-asian="bold" style:font-size-complex="11pt" style:font-style-complex="italic" style:font-weight-complex="bold"/>
    </style:style>
    <style:style style:name="T151" style:family="text">
      <style:text-properties fo:font-variant="normal" fo:text-transform="none" fo:color="#000000" loext:opacity="100%" style:font-name="Liberation Mono1" fo:font-size="11pt" fo:letter-spacing="normal" fo:font-style="italic" fo:font-weight="bold" officeooo:rsid="00196d62" style:font-size-asian="11pt" style:font-style-asian="italic" style:font-weight-asian="bold" style:font-size-complex="11pt" style:font-style-complex="italic" style:font-weight-complex="bold"/>
    </style:style>
    <style:style style:name="T152" style:family="text">
      <style:text-properties fo:font-variant="normal" fo:text-transform="none" fo:color="#000000" loext:opacity="100%" style:font-name="Liberation Mono1" fo:font-size="11pt" fo:letter-spacing="normal" fo:font-style="italic" fo:font-weight="bold" officeooo:rsid="00158dc3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fo:font-variant="normal" fo:text-transform="none" fo:color="#000000" loext:opacity="100%" style:font-name="Liberation Mono1" fo:font-size="11pt" fo:letter-spacing="normal" fo:font-style="italic" fo:font-weight="bold" officeooo:rsid="00d2dc84" style:font-size-asian="11pt" style:font-style-asian="italic" style:font-weight-asian="bold" style:font-size-complex="11pt" style:font-style-complex="italic" style:font-weight-complex="bold"/>
    </style:style>
    <style:style style:name="T154" style:family="text">
      <style:text-properties fo:font-variant="normal" fo:text-transform="none" fo:color="#000000" loext:opacity="100%" style:font-name="Liberation Mono1" fo:font-size="11pt" fo:letter-spacing="normal" fo:font-style="italic" fo:font-weight="bold" officeooo:rsid="00185980" style:font-size-asian="11pt" style:font-style-asian="italic" style:font-weight-asian="bold" style:font-size-complex="11pt" style:font-style-complex="italic" style:font-weight-complex="bold"/>
    </style:style>
    <style:style style:name="T155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1f6bf5" style:font-size-asian="11pt" style:font-style-asian="italic" style:font-size-complex="11pt" style:font-style-complex="italic"/>
    </style:style>
    <style:style style:name="T156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363cc0" style:font-size-asian="11pt" style:font-style-asian="italic" style:font-size-complex="11pt" style:font-style-complex="italic"/>
    </style:style>
    <style:style style:name="T157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d70914" style:font-size-asian="11pt" style:font-style-asian="italic" style:font-size-complex="11pt" style:font-style-complex="italic"/>
    </style:style>
    <style:style style:name="T158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22af3c" style:font-size-asian="11pt" style:font-style-asian="italic" style:font-size-complex="11pt" style:font-style-complex="italic"/>
    </style:style>
    <style:style style:name="T159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ea99b8" style:font-size-asian="11pt" style:font-style-asian="italic" style:font-size-complex="11pt" style:font-style-complex="italic"/>
    </style:style>
    <style:style style:name="T160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eaca28" style:font-size-asian="11pt" style:font-style-asian="italic" style:font-size-complex="11pt" style:font-style-complex="italic"/>
    </style:style>
    <style:style style:name="T161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f0fd8c" style:font-size-asian="11pt" style:font-style-asian="italic" style:font-size-complex="11pt" style:font-style-complex="italic"/>
    </style:style>
    <style:style style:name="T162" style:family="text">
      <style:text-properties fo:font-variant="normal" fo:text-transform="none" fo:color="#000000" loext:opacity="100%" style:font-name="Liberation Mono1" fo:font-size="11pt" fo:letter-spacing="normal" fo:font-style="italic" fo:font-weight="normal" officeooo:rsid="00d5bd36" style:font-size-asian="11pt" style:font-style-asian="italic" style:font-size-complex="11pt" style:font-style-complex="italic"/>
    </style:style>
    <style:style style:name="T163" style:family="text">
      <style:text-properties fo:font-variant="normal" fo:text-transform="none" fo:color="#000000" loext:opacity="100%" style:font-name="Liberation Mono1" fo:font-size="10pt" fo:letter-spacing="normal" fo:font-style="normal" fo:font-weight="normal" style:font-size-asian="10pt" style:font-size-complex="10pt"/>
    </style:style>
    <style:style style:name="T164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29bd91" style:font-size-asian="10pt" style:font-size-complex="10pt"/>
    </style:style>
    <style:style style:name="T165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2cffa5" style:font-size-asian="10pt" style:font-size-complex="10pt"/>
    </style:style>
    <style:style style:name="T166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2f270a" style:font-size-asian="10pt" style:font-size-complex="10pt"/>
    </style:style>
    <style:style style:name="T167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f76630" style:font-name-asian="Liberation Mono" style:font-size-asian="10pt" style:font-name-complex="Liberation Mono" style:font-size-complex="10pt"/>
    </style:style>
    <style:style style:name="T168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f77674" style:font-name-asian="Liberation Mono" style:font-size-asian="10pt" style:font-name-complex="Liberation Mono" style:font-size-complex="10pt"/>
    </style:style>
    <style:style style:name="T169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2f270a" style:font-name-asian="Liberation Mono" style:font-size-asian="10pt" style:font-name-complex="Liberation Mono" style:font-size-complex="10pt"/>
    </style:style>
    <style:style style:name="T170" style:family="text">
      <style:text-properties fo:font-variant="normal" fo:text-transform="none" fo:color="#000000" loext:opacity="100%" style:font-name="Liberation Mono1" fo:font-size="10pt" fo:letter-spacing="normal" fo:font-style="normal" fo:font-weight="normal" officeooo:rsid="00f8aa72" style:font-name-asian="Liberation Mono" style:font-size-asian="10pt" style:font-name-complex="Liberation Mono" style:font-size-complex="10pt"/>
    </style:style>
    <style:style style:name="T171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size-complex="11pt"/>
    </style:style>
    <style:style style:name="T17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af71c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ae44d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b1c14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badfb" style:font-size-asian="11pt" style:font-size-complex="11pt"/>
    </style:style>
    <style:style style:name="T17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c345d" style:font-size-asian="11pt" style:font-size-complex="11pt"/>
    </style:style>
    <style:style style:name="T17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ccecb" style:font-size-asian="11pt" style:font-size-complex="11pt"/>
    </style:style>
    <style:style style:name="T17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dadc9" style:font-size-asian="11pt" style:font-size-complex="11pt"/>
    </style:style>
    <style:style style:name="T17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f72fc" style:font-size-asian="11pt" style:font-size-complex="11pt"/>
    </style:style>
    <style:style style:name="T18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fba57" style:font-size-asian="11pt" style:font-size-complex="11pt"/>
    </style:style>
    <style:style style:name="T18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1b361" style:font-size-asian="11pt" style:font-size-complex="11pt"/>
    </style:style>
    <style:style style:name="T18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1bb86" style:font-size-asian="11pt" style:font-size-complex="11pt"/>
    </style:style>
    <style:style style:name="T18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3d00c" style:font-size-asian="11pt" style:font-size-complex="11pt"/>
    </style:style>
    <style:style style:name="T18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58dc3" style:font-size-asian="11pt" style:font-size-complex="11pt"/>
    </style:style>
    <style:style style:name="T18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85980" style:font-size-asian="11pt" style:font-size-complex="11pt"/>
    </style:style>
    <style:style style:name="T18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0bcbf" style:font-size-asian="11pt" style:font-size-complex="11pt"/>
    </style:style>
    <style:style style:name="T18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939fb" style:font-size-asian="11pt" style:font-size-complex="11pt"/>
    </style:style>
    <style:style style:name="T18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b6d2c" style:font-size-asian="11pt" style:font-size-complex="11pt"/>
    </style:style>
    <style:style style:name="T18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d9520" style:font-size-asian="11pt" style:font-size-complex="11pt"/>
    </style:style>
    <style:style style:name="T19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07f59" style:font-size-asian="11pt" style:font-size-complex="11pt"/>
    </style:style>
    <style:style style:name="T19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4a566" style:font-size-asian="11pt" style:font-size-complex="11pt"/>
    </style:style>
    <style:style style:name="T19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4dd49" style:font-size-asian="11pt" style:font-size-complex="11pt"/>
    </style:style>
    <style:style style:name="T19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b6c77" style:font-size-asian="11pt" style:font-size-complex="11pt"/>
    </style:style>
    <style:style style:name="T19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96d62" style:font-size-asian="11pt" style:font-size-complex="11pt"/>
    </style:style>
    <style:style style:name="T19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c91f2" style:font-size-asian="11pt" style:font-size-complex="11pt"/>
    </style:style>
    <style:style style:name="T19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2b76c" style:font-size-asian="11pt" style:font-size-complex="11pt"/>
    </style:style>
    <style:style style:name="T19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60a3d5" style:font-size-asian="11pt" style:font-size-complex="11pt"/>
    </style:style>
    <style:style style:name="T19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41af7" style:font-size-asian="11pt" style:font-size-complex="11pt"/>
    </style:style>
    <style:style style:name="T19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550d3" style:font-size-asian="11pt" style:font-size-complex="11pt"/>
    </style:style>
    <style:style style:name="T20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7f735" style:font-size-asian="11pt" style:font-size-complex="11pt"/>
    </style:style>
    <style:style style:name="T20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78f5cd" style:font-size-asian="11pt" style:font-size-complex="11pt"/>
    </style:style>
    <style:style style:name="T20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8b26af" style:font-size-asian="11pt" style:font-size-complex="11pt"/>
    </style:style>
    <style:style style:name="T20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9b3da" style:font-size-asian="11pt" style:font-size-complex="11pt"/>
    </style:style>
    <style:style style:name="T20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b0686" style:font-size-asian="11pt" style:font-size-complex="11pt"/>
    </style:style>
    <style:style style:name="T20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bfb86" style:font-size-asian="11pt" style:font-size-complex="11pt"/>
    </style:style>
    <style:style style:name="T20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990c44" style:font-size-asian="11pt" style:font-size-complex="11pt"/>
    </style:style>
    <style:style style:name="T20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e7ead" style:font-size-asian="11pt" style:font-size-complex="11pt"/>
    </style:style>
    <style:style style:name="T20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35bcd" style:font-size-asian="11pt" style:font-size-complex="11pt"/>
    </style:style>
    <style:style style:name="T20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738b9" style:font-size-asian="11pt" style:font-size-complex="11pt"/>
    </style:style>
    <style:style style:name="T21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92823" style:font-size-asian="11pt" style:font-size-complex="11pt"/>
    </style:style>
    <style:style style:name="T21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99b4a" style:font-size-asian="11pt" style:font-size-complex="11pt"/>
    </style:style>
    <style:style style:name="T21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c558e" style:font-size-asian="11pt" style:font-size-complex="11pt"/>
    </style:style>
    <style:style style:name="T21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e08db" style:font-size-asian="11pt" style:font-size-complex="11pt"/>
    </style:style>
    <style:style style:name="T21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effb2" style:font-size-asian="11pt" style:font-size-complex="11pt"/>
    </style:style>
    <style:style style:name="T21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f35d8" style:font-size-asian="11pt" style:font-size-complex="11pt"/>
    </style:style>
    <style:style style:name="T21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f37ff" style:font-size-asian="11pt" style:font-size-complex="11pt"/>
    </style:style>
    <style:style style:name="T21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06518" style:font-size-asian="11pt" style:font-size-complex="11pt"/>
    </style:style>
    <style:style style:name="T21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55e50" style:font-size-asian="11pt" style:font-size-complex="11pt"/>
    </style:style>
    <style:style style:name="T21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65247" style:font-size-asian="11pt" style:font-size-complex="11pt"/>
    </style:style>
    <style:style style:name="T22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c5def" style:font-size-asian="11pt" style:font-size-complex="11pt"/>
    </style:style>
    <style:style style:name="T22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461720" style:font-size-asian="11pt" style:font-size-complex="11pt"/>
    </style:style>
    <style:style style:name="T22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dc310" style:font-size-asian="11pt" style:font-size-complex="11pt"/>
    </style:style>
    <style:style style:name="T22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01957" style:font-size-asian="11pt" style:font-size-complex="11pt"/>
    </style:style>
    <style:style style:name="T22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b9599" style:font-size-asian="11pt" style:font-size-complex="11pt"/>
    </style:style>
    <style:style style:name="T22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f86aa" style:font-size-asian="11pt" style:font-size-complex="11pt"/>
    </style:style>
    <style:style style:name="T22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177f4" style:font-size-asian="11pt" style:font-size-complex="11pt"/>
    </style:style>
    <style:style style:name="T22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2a80f" style:font-size-asian="11pt" style:font-size-complex="11pt"/>
    </style:style>
    <style:style style:name="T22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3def7" style:font-size-asian="11pt" style:font-size-complex="11pt"/>
    </style:style>
    <style:style style:name="T22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5dbbb" style:font-size-asian="11pt" style:font-size-complex="11pt"/>
    </style:style>
    <style:style style:name="T23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edf47" style:font-size-asian="11pt" style:font-size-complex="11pt"/>
    </style:style>
    <style:style style:name="T23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34e52" style:font-size-asian="11pt" style:font-size-complex="11pt"/>
    </style:style>
    <style:style style:name="T23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f6bf5" style:font-size-asian="11pt" style:font-size-complex="11pt"/>
    </style:style>
    <style:style style:name="T23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2af3c" style:font-size-asian="11pt" style:font-size-complex="11pt"/>
    </style:style>
    <style:style style:name="T23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ef3c73" style:font-size-asian="11pt" style:font-size-complex="11pt"/>
    </style:style>
    <style:style style:name="T23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36ff9" style:font-size-asian="11pt" style:font-size-complex="11pt"/>
    </style:style>
    <style:style style:name="T23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f37ff" style:font-size-asian="11pt" style:font-weight-asian="normal" style:font-size-complex="11pt" style:font-weight-complex="normal"/>
    </style:style>
    <style:style style:name="T23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cc5def" style:font-size-asian="11pt" style:font-weight-asian="normal" style:font-size-complex="11pt" style:font-weight-complex="normal"/>
    </style:style>
    <style:style style:name="T23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2dc84" style:font-size-asian="11pt" style:font-style-asian="italic" style:font-weight-asian="normal" style:font-size-complex="11pt" style:font-style-complex="italic" style:font-weight-complex="normal"/>
    </style:style>
    <style:style style:name="T239" style:family="text">
      <style:text-properties fo:font-variant="normal" fo:text-transform="none" fo:color="#000000" loext:opacity="100%" style:font-name="Liberation Sans1" fo:font-size="11pt" fo:letter-spacing="normal" fo:font-style="normal" fo:font-weight="normal" fo:background-color="transparent" loext:char-shading-value="0" style:font-size-asian="11pt" style:font-size-complex="11pt"/>
    </style:style>
    <style:style style:name="T24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c345d" fo:background-color="transparent" loext:char-shading-value="0" style:font-size-asian="11pt" style:font-size-complex="11pt"/>
    </style:style>
    <style:style style:name="T24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09b3da" fo:background-color="transparent" loext:char-shading-value="0" style:font-size-asian="11pt" style:font-size-complex="11pt"/>
    </style:style>
    <style:style style:name="T242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78cff" fo:background-color="transparent" loext:char-shading-value="0" style:font-size-asian="11pt" style:font-size-complex="11pt"/>
    </style:style>
    <style:style style:name="T24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dae9a" fo:background-color="transparent" loext:char-shading-value="0" style:font-size-asian="11pt" style:font-size-complex="11pt"/>
    </style:style>
    <style:style style:name="T24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e98fc" fo:background-color="transparent" loext:char-shading-value="0" style:font-size-asian="11pt" style:font-size-complex="11pt"/>
    </style:style>
    <style:style style:name="T245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ab1319" fo:background-color="transparent" loext:char-shading-value="0" style:font-size-asian="11pt" style:font-size-complex="11pt"/>
    </style:style>
    <style:style style:name="T2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b508c4" fo:background-color="transparent" loext:char-shading-value="0" style:font-size-asian="11pt" style:font-size-complex="11pt"/>
    </style:style>
    <style:style style:name="T2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de1f0b" fo:background-color="transparent" loext:char-shading-value="0" style:font-size-asian="11pt" style:font-size-complex="11pt"/>
    </style:style>
    <style:style style:name="T2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b43fd" fo:background-color="transparent" loext:char-shading-value="0" style:font-size-asian="11pt" style:font-size-complex="11pt"/>
    </style:style>
    <style:style style:name="T2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ff25eb" fo:background-color="transparent" loext:char-shading-value="0" style:font-size-asian="11pt" style:font-size-complex="11pt"/>
    </style:style>
    <style:style style:name="T250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207eb" fo:background-color="transparent" loext:char-shading-value="0" style:font-size-asian="11pt" style:font-size-complex="11pt"/>
    </style:style>
    <style:style style:name="T251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106d42d" fo:background-color="transparent" loext:char-shading-value="0" style:font-size-asian="11pt" style:font-size-complex="11pt"/>
    </style:style>
    <style:style style:name="T252" style:family="text">
      <style:text-properties fo:font-variant="normal" fo:text-transform="none" fo:color="#000000" loext:opacity="100%" style:font-name="Liberation Sans1" fo:font-size="11pt" fo:letter-spacing="normal" fo:font-style="normal" fo:font-weight="bold" officeooo:rsid="00185980" style:font-size-asian="11pt" style:font-weight-asian="bold" style:font-size-complex="11pt" style:font-weight-complex="bold"/>
    </style:style>
    <style:style style:name="T253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0badfb" style:font-size-asian="11pt" style:font-style-asian="italic" style:font-size-complex="11pt" style:font-style-complex="italic"/>
    </style:style>
    <style:style style:name="T254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43a9bb" style:font-size-asian="11pt" style:font-style-asian="italic" style:font-size-complex="11pt" style:font-style-complex="italic"/>
    </style:style>
    <style:style style:name="T255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9b0686" style:font-size-asian="11pt" style:font-style-asian="italic" style:font-size-complex="11pt" style:font-style-complex="italic"/>
    </style:style>
    <style:style style:name="T256" style:family="text">
      <style:text-properties fo:font-variant="normal" fo:text-transform="none" fo:color="#000000" loext:opacity="100%" fo:letter-spacing="normal"/>
    </style:style>
    <style:style style:name="T257" style:family="text">
      <style:text-properties fo:font-variant="normal" fo:text-transform="none" fo:color="#000000" loext:opacity="100%" fo:letter-spacing="normal" fo:font-style="normal" fo:font-weight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29bd91" style:font-name-asian="Liberation Mono" style:font-name-complex="Liberation Mono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2b9a8a" style:font-name-asian="Liberation Mono" style:font-name-complex="Liberation Mono"/>
    </style:style>
    <style:style style:name="T260" style:family="text">
      <style:text-properties fo:font-variant="normal" fo:text-transform="none" fo:color="#000000" loext:opacity="100%" fo:letter-spacing="normal" fo:font-style="normal" fo:font-weight="normal" officeooo:rsid="009e69cf" style:font-name-asian="Liberation Mono" style:font-name-complex="Liberation Mono"/>
    </style:style>
    <style:style style:name="T261" style:family="text">
      <style:text-properties fo:font-variant="normal" fo:text-transform="none" fo:color="#000000" loext:opacity="100%" fo:letter-spacing="normal" fo:font-style="normal" fo:font-weight="normal" officeooo:rsid="00db7556" style:font-name-asian="Liberation Mono" style:font-name-complex="Liberation Mono"/>
    </style:style>
    <style:style style:name="T262" style:family="text">
      <style:text-properties fo:font-variant="normal" fo:text-transform="none" fo:color="#000000" loext:opacity="100%" fo:letter-spacing="normal" fo:font-style="normal" fo:font-weight="normal" officeooo:rsid="00f77674" style:font-name-asian="Liberation Mono" style:font-name-complex="Liberation Mono"/>
    </style:style>
    <style:style style:name="T263" style:family="text">
      <style:text-properties fo:font-variant="normal" fo:text-transform="none" fo:color="#000000" loext:opacity="100%" fo:letter-spacing="normal" fo:font-style="normal" fo:font-weight="normal" officeooo:rsid="002b9a8a"/>
    </style:style>
    <style:style style:name="T26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b6c77" style:font-name-asian="Liberation Sans" style:font-size-asian="11pt" style:font-name-complex="Liberation Sans" style:font-size-complex="11pt"/>
    </style:style>
    <style:style style:name="T26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819e2" style:font-name-asian="Liberation Sans" style:font-size-asian="11pt" style:font-name-complex="Liberation Sans" style:font-size-complex="11pt"/>
    </style:style>
    <style:style style:name="T266" style:family="text">
      <style:text-properties fo:font-variant="normal" fo:text-transform="none" fo:color="#000000" loext:opacity="100%" style:font-name="LiberationMono" fo:font-size="11pt" fo:letter-spacing="normal" fo:font-style="normal" fo:font-weight="normal" fo:background-color="transparent" loext:char-shading-value="0" style:font-size-asian="11pt" style:font-size-complex="11pt"/>
    </style:style>
    <style:style style:name="T267" style:family="text">
      <style:text-properties fo:font-variant="normal" fo:text-transform="none" fo:color="#000000" loext:opacity="100%" fo:font-size="18pt" fo:letter-spacing="normal" fo:font-style="normal" fo:font-weight="normal" officeooo:rsid="0009b3da" style:font-size-asian="18pt" style:font-size-complex="18pt"/>
    </style:style>
    <style:style style:name="T268" style:family="text">
      <style:text-properties fo:font-variant="normal" fo:text-transform="none" fo:color="#000000" loext:opacity="100%" fo:font-size="18pt" fo:letter-spacing="normal" fo:font-style="normal" fo:font-weight="bold" officeooo:rsid="000c345d" style:font-name-asian="Songti SC" style:font-size-asian="18pt" style:font-weight-asian="bold" style:font-name-complex="Arial Unicode MS1" style:font-size-complex="18pt" style:font-weight-complex="bold"/>
    </style:style>
    <style:style style:name="T269" style:family="text">
      <style:text-properties fo:font-variant="normal" fo:text-transform="none" fo:color="#000000" loext:opacity="100%" fo:font-size="18pt" fo:letter-spacing="normal" fo:font-style="normal" fo:font-weight="bold" officeooo:rsid="0009b3da" style:font-size-asian="18pt" style:font-weight-asian="bold" style:font-size-complex="18pt" style:font-weight-complex="bold"/>
    </style:style>
    <style:style style:name="T27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f6bf5" style:font-size-asian="11pt" style:font-size-complex="11pt"/>
    </style:style>
    <style:style style:name="T271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11b361" style:font-size-asian="11pt" style:font-size-complex="11pt"/>
    </style:style>
    <style:style style:name="T272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27f735" style:font-size-asian="11pt" style:font-size-complex="11pt"/>
    </style:style>
    <style:style style:name="T273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0ae44d" style:font-size-asian="11pt" style:font-size-complex="11pt"/>
    </style:style>
    <style:style style:name="T274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b28ae6" style:font-size-asian="11pt" style:font-size-complex="11pt"/>
    </style:style>
    <style:style style:name="T275" style:family="text">
      <style:text-properties fo:font-variant="normal" fo:text-transform="none" fo:color="#000080" loext:opacity="100%" style:font-name="sans-serif" fo:font-size="11pt" fo:letter-spacing="normal" fo:font-style="normal" style:text-underline-style="none" fo:font-weight="normal" officeooo:rsid="0027f735" style:font-size-asian="11pt" style:font-size-complex="11pt"/>
    </style:style>
    <style:style style:name="T276" style:family="text">
      <style:text-properties fo:font-variant="normal" fo:text-transform="none" fo:color="#000080" loext:opacity="100%" style:font-name="sans-serif" fo:font-size="11pt" fo:letter-spacing="normal" fo:font-style="normal" style:text-underline-style="none" fo:font-weight="normal" officeooo:rsid="00f3ba5b" style:font-size-asian="11pt" style:font-size-complex="11pt"/>
    </style:style>
    <style:style style:name="T277" style:family="text">
      <style:text-properties fo:font-variant="normal" fo:text-transform="none" fo:color="#000080" loext:opacity="100%" style:font-name="sans-serif" fo:font-size="11pt" fo:letter-spacing="normal" fo:font-style="italic" style:text-underline-style="solid" style:text-underline-width="auto" style:text-underline-color="font-color" fo:font-weight="normal" officeooo:rsid="0027f735" style:font-size-asian="11pt" style:font-style-asian="italic" style:font-size-complex="11pt" style:font-style-complex="italic"/>
    </style:style>
    <style:style style:name="T278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79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0f72fc" style:font-size-asian="11pt" style:font-size-complex="11pt"/>
    </style:style>
    <style:style style:name="T280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939fb" style:font-size-asian="11pt" style:font-size-complex="11pt"/>
    </style:style>
    <style:style style:name="T281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44dd49" style:font-size-asian="11pt" style:font-size-complex="11pt"/>
    </style:style>
    <style:style style:name="T282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96d62" style:font-size-asian="11pt" style:font-size-complex="11pt"/>
    </style:style>
    <style:style style:name="T283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4d8ccb" style:font-size-asian="11pt" style:font-size-complex="11pt"/>
    </style:style>
    <style:style style:name="T284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7f735" style:font-size-asian="11pt" style:font-size-complex="11pt"/>
    </style:style>
    <style:style style:name="T285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0ccecb" style:font-size-asian="11pt" style:font-size-complex="11pt"/>
    </style:style>
    <style:style style:name="T286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41af7" style:font-size-asian="11pt" style:font-size-complex="11pt"/>
    </style:style>
    <style:style style:name="T287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29bd91" style:font-size-asian="11pt" style:font-size-complex="11pt"/>
    </style:style>
    <style:style style:name="T288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3d00c" style:font-size-asian="11pt" style:font-size-complex="11pt"/>
    </style:style>
    <style:style style:name="T289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27f735" style:font-size-asian="11pt" style:font-size-complex="11pt"/>
    </style:style>
    <style:style style:name="T290" style:family="text">
      <style:text-properties fo:font-variant="normal" fo:text-transform="none" fo:color="#000080" loext:opacity="100%" style:font-name="Liberation Sans1" fo:font-size="11pt" fo:letter-spacing="normal" fo:font-style="normal" style:text-underline-style="solid" style:text-underline-width="auto" style:text-underline-color="font-color" fo:font-weight="normal" officeooo:rsid="0011b361" style:font-size-asian="11pt" style:font-size-complex="11pt"/>
    </style:style>
    <style:style style:name="T291" style:family="text">
      <style:text-properties fo:font-variant="normal" fo:text-transform="none" fo:color="#000080" loext:opacity="100%" style:font-name="Liberation Sans1" fo:font-size="11pt" fo:letter-spacing="normal" fo:font-style="normal" style:text-underline-style="solid" style:text-underline-width="auto" style:text-underline-color="font-color" fo:font-weight="normal" officeooo:rsid="00a78cff" fo:background-color="transparent" loext:char-shading-value="0" style:font-size-asian="11pt" style:font-size-complex="11pt"/>
    </style:style>
    <style:style style:name="T292" style:family="text">
      <style:text-properties fo:font-variant="normal" fo:text-transform="none" fo:color="#000080" loext:opacity="100%" style:font-name="Liberation Sans1" fo:font-size="11pt" fo:letter-spacing="normal" fo:font-style="normal" fo:font-weight="normal" style:font-size-asian="11pt" style:font-size-complex="11pt"/>
    </style:style>
    <style:style style:name="T293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69f1e9" style:font-size-asian="11pt" style:font-size-complex="11pt"/>
    </style:style>
    <style:style style:name="T294" style:family="text">
      <style:text-properties fo:font-variant="normal" fo:text-transform="none" fo:color="#000080" loext:opacity="100%" style:font-name="Liberation Sans1" fo:font-size="11pt" fo:letter-spacing="normal" fo:font-style="normal" fo:font-weight="normal" officeooo:rsid="0078f5cd" style:font-size-asian="11pt" style:font-size-complex="11pt"/>
    </style:style>
    <style:style style:name="T295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0ae44d" style:font-size-asian="11pt" style:font-weight-asian="bold" style:font-size-complex="11pt" style:font-weight-complex="bold"/>
    </style:style>
    <style:style style:name="T296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0badfb" style:font-size-asian="11pt" style:font-weight-asian="bold" style:font-size-complex="11pt" style:font-weight-complex="bold"/>
    </style:style>
    <style:style style:name="T297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0fba57" style:font-size-asian="11pt" style:font-weight-asian="bold" style:font-size-complex="11pt" style:font-weight-complex="bold"/>
    </style:style>
    <style:style style:name="T298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96d62" style:font-size-asian="11pt" style:font-weight-asian="bold" style:font-size-complex="11pt" style:font-weight-complex="bold"/>
    </style:style>
    <style:style style:name="T299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f13ba" style:font-size-asian="11pt" style:font-weight-asian="bold" style:font-size-complex="11pt" style:font-weight-complex="bold"/>
    </style:style>
    <style:style style:name="T300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241af7" style:font-size-asian="11pt" style:font-weight-asian="bold" style:font-size-complex="11pt" style:font-weight-complex="bold"/>
    </style:style>
    <style:style style:name="T301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27f735" style:font-size-asian="11pt" style:font-weight-asian="bold" style:font-size-complex="11pt" style:font-weight-complex="bold"/>
    </style:style>
    <style:style style:name="T302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2550d3" style:font-size-asian="11pt" style:font-weight-asian="bold" style:font-size-complex="11pt" style:font-weight-complex="bold"/>
    </style:style>
    <style:style style:name="T303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ba9f40" style:font-size-asian="11pt" style:font-weight-asian="bold" style:font-size-complex="11pt" style:font-weight-complex="bold"/>
    </style:style>
    <style:style style:name="T304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85980" style:font-size-asian="11pt" style:font-weight-asian="bold" style:font-size-complex="11pt" style:font-weight-complex="bold"/>
    </style:style>
    <style:style style:name="T305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b92823" style:font-size-asian="11pt" style:font-weight-asian="bold" style:font-size-complex="11pt" style:font-weight-complex="bold"/>
    </style:style>
    <style:style style:name="T306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f0fd8c" style:font-size-asian="11pt" style:font-weight-asian="bold" style:font-size-complex="11pt" style:font-weight-complex="bold"/>
    </style:style>
    <style:style style:name="T307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0c345d" fo:background-color="transparent" loext:char-shading-value="0" style:font-size-asian="11pt" style:font-weight-asian="bold" style:font-size-complex="11pt" style:font-weight-complex="bold"/>
    </style:style>
    <style:style style:name="T308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241af7" style:font-size-asian="11pt" style:font-size-complex="11pt"/>
    </style:style>
    <style:style style:name="T309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22b76c" style:font-size-asian="11pt" style:font-style-asian="normal" style:font-size-complex="11pt" style:font-style-complex="normal"/>
    </style:style>
    <style:style style:name="T310" style:family="text">
      <style:text-properties fo:font-variant="normal" fo:text-transform="none" fo:color="#808080" loext:opacity="100%" fo:font-size="18pt" fo:letter-spacing="normal" fo:font-style="normal" fo:font-weight="bold" officeooo:rsid="0009b3da" style:font-size-asian="18pt" style:font-weight-asian="bold" style:font-size-complex="18pt" style:font-weight-complex="bold"/>
    </style:style>
    <style:style style:name="T311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0c9e53" style:font-size-asian="11pt" style:font-size-complex="11pt"/>
    </style:style>
    <style:style style:name="T312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11b361" style:font-size-asian="11pt" style:font-size-complex="11pt"/>
    </style:style>
    <style:style style:name="T313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4b6c77" style:font-size-asian="11pt" style:font-size-complex="11pt"/>
    </style:style>
    <style:style style:name="T314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0f72fc" style:font-size-asian="11pt" style:font-size-complex="11pt"/>
    </style:style>
    <style:style style:name="T315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db7556" style:font-size-asian="11pt" style:font-size-complex="11pt"/>
    </style:style>
    <style:style style:name="T316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69f1e9" style:font-size-asian="11pt" style:font-size-complex="11pt"/>
    </style:style>
    <style:style style:name="T317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69f1e9" style:font-size-asian="11pt" style:font-size-complex="11pt"/>
    </style:style>
    <style:style style:name="T318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27f735" style:font-size-asian="11pt" style:font-size-complex="11pt"/>
    </style:style>
    <style:style style:name="T319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69f1e9" style:font-size-asian="11pt" style:font-size-complex="11pt"/>
    </style:style>
    <style:style style:name="T320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f48104" style:font-size-asian="11pt" style:font-size-complex="11pt"/>
    </style:style>
    <style:style style:name="T321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d1c74e" style:font-size-asian="11pt" style:font-weight-asian="normal" style:font-size-complex="11pt" style:font-weight-complex="normal"/>
    </style:style>
    <style:style style:name="T322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1f13ba" style:font-size-asian="11pt" style:font-weight-asian="normal" style:font-size-complex="11pt" style:font-weight-complex="normal"/>
    </style:style>
    <style:style style:name="T323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e93700" style:font-size-asian="11pt" style:font-weight-asian="normal" style:font-size-complex="11pt" style:font-weight-complex="normal"/>
    </style:style>
    <style:style style:name="T324" style:family="text">
      <style:text-properties fo:font-variant="normal" fo:text-transform="none" style:use-window-font-color="true" loext:opacity="0%" style:font-name="Liberation Sans1" fo:font-size="11pt" fo:letter-spacing="normal" fo:font-style="normal" fo:font-weight="normal" officeooo:rsid="00d1c74e" style:font-size-asian="11pt" style:font-style-asian="italic" style:font-weight-asian="normal" style:font-size-complex="11pt" style:font-style-complex="italic" style:font-weight-complex="normal"/>
    </style:style>
    <style:style style:name="T325" style:family="text">
      <style:text-properties fo:font-variant="normal" fo:text-transform="none" style:use-window-font-color="true" loext:opacity="0%" style:font-name="Liberation Sans1" fo:font-size="11pt" fo:letter-spacing="normal" fo:font-style="normal" style:text-underline-style="none" fo:font-weight="normal" officeooo:rsid="00f3ba5b" style:font-size-asian="11pt" style:font-size-complex="11pt"/>
    </style:style>
    <style:style style:name="T326" style:family="text">
      <style:text-properties fo:font-variant="normal" fo:text-transform="none" style:use-window-font-color="true" loext:opacity="0%" style:font-name="Liberation Sans1" fo:font-size="11pt" fo:letter-spacing="normal" fo:font-style="normal" style:text-underline-style="none" fo:font-weight="normal" officeooo:rsid="00f5a0cd" style:font-size-asian="11pt" style:font-style-asian="normal" style:font-size-complex="11pt" style:font-style-complex="normal"/>
    </style:style>
    <style:style style:name="T327" style:family="text">
      <style:text-properties fo:font-variant="normal" fo:text-transform="none" style:use-window-font-color="true" loext:opacity="0%" style:font-name="Liberation Sans1" fo:font-size="11pt" fo:letter-spacing="normal" fo:font-style="italic" fo:font-weight="normal" officeooo:rsid="00d01957" style:font-size-asian="11pt" style:font-style-asian="italic" style:font-weight-asian="normal" style:font-size-complex="11pt" style:font-style-complex="italic" style:font-weight-complex="normal"/>
    </style:style>
    <style:style style:name="T328" style:family="text">
      <style:text-properties fo:font-variant="normal" fo:text-transform="none" style:use-window-font-color="true" loext:opacity="0%" style:font-name="Liberation Sans1" fo:font-size="11pt" fo:letter-spacing="normal" fo:font-style="italic" fo:font-weight="normal" officeooo:rsid="00d1c74e" style:font-size-asian="11pt" style:font-style-asian="italic" style:font-weight-asian="normal" style:font-size-complex="11pt" style:font-style-complex="italic" style:font-weight-complex="normal"/>
    </style:style>
    <style:style style:name="T329" style:family="text">
      <style:text-properties fo:font-variant="normal" fo:text-transform="none" fo:font-size="18pt" fo:letter-spacing="normal" fo:font-style="normal" fo:font-weight="bold" officeooo:rsid="000c345d" style:font-name-asian="Songti SC" style:font-size-asian="18pt" style:font-weight-asian="bold" style:font-name-complex="Arial Unicode MS1" style:font-size-complex="18pt" style:font-weight-complex="bold"/>
    </style:style>
    <style:style style:name="T330" style:family="text">
      <style:text-properties fo:font-variant="normal" fo:text-transform="none" fo:font-size="18pt" fo:letter-spacing="normal" fo:font-style="normal" fo:font-weight="bold" officeooo:rsid="0009b3da" style:font-size-asian="18pt" style:font-weight-asian="bold" style:font-size-complex="18pt" style:font-weight-complex="bold"/>
    </style:style>
    <style:style style:name="T331" style:family="text">
      <style:text-properties fo:font-variant="normal" fo:text-transform="none" fo:font-size="18pt" fo:letter-spacing="normal" fo:font-style="normal" fo:font-weight="normal" officeooo:rsid="0009b3da" style:font-size-asian="18pt" style:font-size-complex="18pt"/>
    </style:style>
    <style:style style:name="T332" style:family="text">
      <style:text-properties style:font-name="Liberation Sans1" fo:font-size="11pt" style:font-size-asian="11pt" style:font-size-complex="11pt"/>
    </style:style>
    <style:style style:name="T333" style:family="text">
      <style:text-properties style:font-name="Liberation Sans1" fo:font-size="11pt" fo:font-style="italic" style:font-size-asian="11pt" style:font-style-asian="italic" style:font-size-complex="11pt" style:font-style-complex="italic"/>
    </style:style>
    <style:style style:name="T334" style:family="text">
      <style:text-properties style:font-name="Liberation Sans1" fo:font-size="11pt" fo:background-color="transparent" loext:char-shading-value="0"/>
    </style:style>
    <style:style style:name="T335" style:family="text">
      <style:text-properties style:font-name="Liberation Sans1" fo:font-size="11pt" officeooo:rsid="00a78cff" fo:background-color="transparent" loext:char-shading-value="0"/>
    </style:style>
    <style:style style:name="T336" style:family="text">
      <style:text-properties style:font-name="Liberation Sans1" fo:font-size="11pt" officeooo:rsid="00a9f1ae" fo:background-color="transparent" loext:char-shading-value="0"/>
    </style:style>
    <style:style style:name="T337" style:family="text">
      <style:text-properties style:font-name="Liberation Sans1" fo:font-size="11pt" officeooo:rsid="00a4730b" fo:background-color="transparent" loext:char-shading-value="0"/>
    </style:style>
    <style:style style:name="T338" style:family="text">
      <style:text-properties style:font-name="Liberation Sans1" fo:font-size="11pt" officeooo:rsid="00ae98fc" fo:background-color="transparent" loext:char-shading-value="0"/>
    </style:style>
    <style:style style:name="T339" style:family="text">
      <style:text-properties style:font-name="Liberation Sans1" fo:font-size="11pt" officeooo:rsid="00a851b5" fo:background-color="transparent" loext:char-shading-value="0"/>
    </style:style>
    <style:style style:name="T340" style:family="text">
      <style:text-properties style:font-name="Liberation Sans1" fo:font-size="11pt" officeooo:rsid="00de1f0b" fo:background-color="transparent" loext:char-shading-value="0"/>
    </style:style>
    <style:style style:name="T341" style:family="text">
      <style:text-properties style:font-name="Liberation Sans1" fo:font-size="11pt" officeooo:rsid="0101567d" fo:background-color="transparent" loext:char-shading-value="0"/>
    </style:style>
    <style:style style:name="T342" style:family="text">
      <style:text-properties style:font-name="Liberation Sans1" fo:font-size="11pt" officeooo:rsid="0101cf67" fo:background-color="transparent" loext:char-shading-value="0"/>
    </style:style>
    <style:style style:name="T343" style:family="text">
      <style:text-properties style:font-name="Liberation Sans1" fo:font-size="11pt" officeooo:rsid="0106d42d" fo:background-color="transparent" loext:char-shading-value="0"/>
    </style:style>
    <style:style style:name="T344" style:family="text">
      <style:text-properties style:font-name="Liberation Sans1" fo:font-size="11pt" fo:font-style="normal" style:font-size-asian="11pt" style:font-size-complex="11pt"/>
    </style:style>
    <style:style style:name="T345" style:family="text">
      <style:text-properties style:font-name="Liberation Sans1" officeooo:rsid="001207eb" fo:background-color="transparent" loext:char-shading-value="0"/>
    </style:style>
    <style:style style:name="T346" style:family="text">
      <style:text-properties style:font-name="Liberation Mono1"/>
    </style:style>
    <style:style style:name="T347" style:family="text">
      <style:text-properties style:font-name="Liberation Mono1" fo:font-size="11pt" fo:font-style="italic" style:font-size-asian="11pt" style:font-style-asian="italic" style:font-size-complex="11pt" style:font-style-complex="italic"/>
    </style:style>
    <style:style style:name="T348" style:family="text">
      <style:text-properties style:font-name="Liberation Mono1" fo:font-size="11pt" officeooo:rsid="00815ed1" style:font-size-asian="11pt" style:font-size-complex="11pt"/>
    </style:style>
    <style:style style:name="T349" style:family="text">
      <style:text-properties style:font-name="Liberation Mono1" fo:font-size="11pt" fo:background-color="transparent" loext:char-shading-value="0"/>
    </style:style>
    <style:style style:name="T350" style:family="text">
      <style:text-properties style:font-name="Liberation Mono1" fo:font-size="11pt" officeooo:rsid="001207eb" fo:background-color="transparent" loext:char-shading-value="0"/>
    </style:style>
    <style:style style:name="T351" style:family="text">
      <style:text-properties style:font-name="Liberation Mono1" fo:font-size="11pt" officeooo:rsid="00de1f0b" fo:background-color="transparent" loext:char-shading-value="0"/>
    </style:style>
    <style:style style:name="T352" style:family="text">
      <style:text-properties officeooo:rsid="0029bd91"/>
    </style:style>
    <style:style style:name="T353" style:family="text">
      <style:text-properties officeooo:rsid="002f270a"/>
    </style:style>
    <style:style style:name="T354" style:family="text">
      <style:text-properties officeooo:rsid="00337bb9"/>
    </style:style>
    <style:style style:name="T355" style:family="text">
      <style:text-properties officeooo:rsid="0052df53"/>
    </style:style>
    <style:style style:name="T356" style:family="text">
      <style:text-properties fo:color="#808080" loext:opacity="100%" style:font-name="Liberation Mono1" fo:font-size="9pt" officeooo:rsid="00815ed1" style:font-size-asian="11pt" style:font-size-complex="11pt"/>
    </style:style>
    <style:style style:name="T357" style:family="text">
      <style:text-properties fo:color="#808080" loext:opacity="100%" style:font-name="Liberation Sans1" fo:font-size="14pt" fo:font-weight="normal" style:font-size-asian="18pt" style:font-weight-asian="normal" style:font-size-complex="18pt" style:font-weight-complex="normal"/>
    </style:style>
    <style:style style:name="T358" style:family="text">
      <style:text-properties fo:color="#808080" loext:opacity="100%" style:font-name="Liberation Sans1" fo:font-size="14pt" fo:font-weight="normal" officeooo:rsid="00815ed1" style:font-size-asian="18pt" style:font-weight-asian="normal" style:font-size-complex="18pt" style:font-weight-complex="normal"/>
    </style:style>
    <style:style style:name="T359" style:family="text">
      <style:text-properties fo:color="#808080" loext:opacity="100%" style:font-name="Liberation Sans1" fo:font-size="14pt" fo:font-weight="normal" officeooo:rsid="0009b3da" style:font-size-asian="18pt" style:font-weight-asian="normal" style:font-size-complex="18pt" style:font-weight-complex="normal"/>
    </style:style>
    <style:style style:name="T360" style:family="text">
      <style:text-properties fo:color="#808080" loext:opacity="100%" style:font-name="Liberation Sans1" fo:font-size="11pt" fo:font-weight="bold" officeooo:rsid="00de1f0b" fo:background-color="transparent" loext:char-shading-value="0" style:font-weight-asian="bold" style:font-weight-complex="bold"/>
    </style:style>
    <style:style style:name="T361" style:family="text">
      <style:text-properties officeooo:rsid="005b9599"/>
    </style:style>
    <style:style style:name="T362" style:family="text">
      <style:text-properties officeooo:rsid="00815ed1"/>
    </style:style>
    <style:style style:name="T363" style:family="text">
      <style:text-properties style:font-name="sans-serif" fo:font-size="11pt" style:font-size-asian="11pt" style:font-size-complex="11pt"/>
    </style:style>
    <style:style style:name="T364" style:family="text">
      <style:text-properties officeooo:rsid="0082a946"/>
    </style:style>
    <style:style style:name="T365" style:family="text">
      <style:text-properties officeooo:rsid="009b0686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officeooo:rsid="00f34e52"/>
    </style:style>
    <style:style style:name="T368" style:family="text">
      <style:text-properties officeooo:rsid="00f76630"/>
    </style:style>
    <style:style style:name="T369" style:family="text">
      <style:text-properties officeooo:rsid="00f7767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Line140605303584240">
          <table:table-cell table:style-name="Table1.A1" office:value-type="string">
            <text:p text:style-name="Table_20_Contents"><text:span text:style-name="T348">Startup</text:span><text:span text:style-name="T363"> {</text:span><text:span text:style-name="T347">base</text:span><text:span text:style-name="T363">} </text:span><text:span text:style-name="T356">Arranque</text:span></text:p>
          </table:table-cell>
          <table:table-cell table:style-name="Table1.A1" office:value-type="string">
            <text:p text:style-name="P44">Documentación de R</text:p>
          </table:table-cell>
        </table:table-row>
      </table:table>
      <text:h text:style-name="P52" text:outline-level="1"><text:bookmark-start text:name="__RefHeading___Toc5840_1387080818"/><text:span text:style-name="T329">Configuración del arranque</text:span><text:span text:style-name="T330"> de sesión en</text:span><text:span text:style-name="T331"> </text:span><text:span text:style-name="T330">R</text:span><text:bookmark-end text:name="__RefHeading___Toc5840_1387080818"/></text:h>
      <text:h text:style-name="P47" text:outline-level="2"><text:bookmark-start text:name="__RefHeading___Toc5842_1387080818"/><text:span text:style-name="T358">1. </text:span><text:span text:style-name="T357">Descrip</text:span><text:span text:style-name="T359">c</text:span><text:span text:style-name="T357">ión</text:span><text:bookmark-end text:name="__RefHeading___Toc5842_1387080818"/></text:h>
      <text:p text:style-name="P37"><text:span text:style-name="T240">E</text:span><text:span text:style-name="T241">l mecanismo de arranqu</text:span><text:span text:style-name="T111">e </text:span><text:span text:style-name="T112">de </text:span><text:span text:style-name="T120">la</text:span><text:span text:style-name="T112"> sesión </text:span><text:span text:style-name="T119">de</text:span><text:span text:style-name="T113"> </text:span><text:span text:style-name="T307">R</text:span><text:span text:style-name="T113"> </text:span><text:span text:style-name="T114">consiste en </text:span><text:span text:style-name="T118">los siguientes pasos generales</text:span><text:span text:style-name="T114">. </text:span><text:span text:style-name="T115">En primer lugar</text:span><text:span text:style-name="T114">, </text:span><text:span text:style-name="T116">el programa</text:span><text:span text:style-name="T113"> </text:span><text:span text:style-name="T115">buscará </text:span><text:span text:style-name="T114">interpretar el contenido d</text:span><text:span text:style-name="T115">e</text:span><text:span text:style-name="T118"> los</text:span><text:span text:style-name="T114"> archivo</text:span><text:span text:style-name="T117">s</text:span><text:span text:style-name="T120"> de entorno</text:span><text:span text:style-name="T117"> </text:span><text:span text:style-name="T146">'</text:span><text:span text:style-name="T147">Renviron</text:span><text:span text:style-name="T146">'</text:span><text:span text:style-name="T250">, </text:span><text:span text:style-name="T146">'</text:span><text:span text:style-name="T147">Renviron.site'</text:span><text:span text:style-name="T240"> </text:span><text:span text:style-name="T243">y </text:span><text:span text:style-name="T146">'.</text:span><text:span text:style-name="T147">Renviron'</text:span><text:span text:style-name="T240">, </text:span><text:span text:style-name="T243">en </text:span><text:span text:style-name="T247">ese</text:span><text:span text:style-name="T243"> orden,</text:span><text:span text:style-name="T240"> </text:span><text:span text:style-name="T242">para </text:span><text:span text:style-name="T243">configurar algunas</text:span><text:span text:style-name="T242"> </text:span><text:span text:style-name="T291">variables de entorno</text:span><text:span text:style-name="T242"> </text:span><text:span text:style-name="T243">del sistema operativo </text:span><text:span text:style-name="T247">que intervienen en la ejecución del </text:span><text:span text:style-name="T251">lenguaje</text:span><text:span text:style-name="T242">. </text:span><text:span text:style-name="T247">Después, buscará los archivos</text:span><text:span text:style-name="T345"> </text:span><text:span text:style-name="T350">'</text:span><text:span text:style-name="T349">Rprofile.site'</text:span><text:span text:style-name="T334"> </text:span><text:span text:style-name="T340">y </text:span><text:span text:style-name="T351">'.Rprofile'</text:span><text:span text:style-name="T334"> </text:span><text:span text:style-name="T335">para </text:span><text:span text:style-name="T340">ejecutar</text:span><text:span text:style-name="T335"> el perfil de arranque </text:span><text:span text:style-name="T336">de </text:span><text:span text:style-name="T343">la sesión</text:span><text:span text:style-name="T336"> </text:span><text:span text:style-name="T340">a través de instrucciones escritas en código de </text:span><text:span text:style-name="T360">R</text:span><text:span text:style-name="T334">; </text:span><text:span text:style-name="T340">después</text:span><text:span text:style-name="T337">, </text:span><text:span text:style-name="T341">y en caso de que</text:span><text:span text:style-name="T340"> </text:span><text:span text:style-name="T341">exista</text:span><text:span text:style-name="T340">,</text:span><text:span text:style-name="T337"> </text:span><text:span text:style-name="T340">cargará</text:span><text:span text:style-name="T337"> el contenido </text:span><text:span text:style-name="T341">de </text:span><text:span text:style-name="T342">algún</text:span><text:span text:style-name="T337"> archivo </text:span><text:span text:style-name="T343">de datos</text:span><text:span text:style-name="T337"> </text:span><text:span text:style-name="T350">'</text:span><text:span text:style-name="T349">.Rdata'</text:span><text:span text:style-name="T334"> </text:span><text:span text:style-name="T335">que </text:span><text:span text:style-name="T343">haya guardado</text:span><text:span text:style-name="T339"> un espacio de trabajo</text:span><text:span text:style-name="T334">. </text:span><text:span text:style-name="T340">Por último</text:span><text:span text:style-name="T337">, </text:span><text:span text:style-name="T341">y en caso de que</text:span><text:span text:style-name="T340"> </text:span><text:span text:style-name="T341">exista</text:span><text:span text:style-name="T340">,</text:span><text:span text:style-name="T337"> cargará el historial de funciones </text:span><text:span text:style-name="T339">utilizadas en </text:span><text:span text:style-name="T338">las</text:span><text:span text:style-name="T339"> sesiones anteriores</text:span><text:span text:style-name="T337"> desde un archivo </text:span><text:span text:style-name="T266">'.Rhistory'</text:span><text:span text:style-name="T239">. </text:span><text:span text:style-name="T245">A continuación se explica </text:span><text:span text:style-name="T244">con </text:span><text:span text:style-name="T248">más</text:span><text:span text:style-name="T244"> detalle cómo </text:span><text:span text:style-name="T246">ocurre</text:span><text:span text:style-name="T244"> este proceso</text:span><text:span text:style-name="T247">, </text:span><text:span text:style-name="T245">en qué rutas serán buscados </text:span><text:span text:style-name="T248">los</text:span><text:span text:style-name="T245"> archivos </text:span><text:span text:style-name="T247">y cuáles son las diferencias entre ellos</text:span><text:span text:style-name="T245">.</text:span></text:p>
      <text:table-of-content text:style-name="Sect1" text:name="Table of Contents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Índice</text:p>
          </text:index-title>
          <text:p text:style-name="P50"><text:a xlink:type="simple" xlink:href="#__RefHeading___Toc5840_1387080818" text:style-name="Index_20_Link" text:visited-style-name="Index_20_Link"><text:span text:style-name="T344">Configuración del arranque de sesión en R</text:span></text:a><text:a xlink:type="simple" xlink:href="#__RefHeading___Toc5840_1387080818" text:style-name="Index_20_Link" text:visited-style-name="Index_20_Link"><text:span text:style-name="T332"><text:tab/>1</text:span></text:a></text:p>
          <text:p text:style-name="P48"><text:a xlink:type="simple" xlink:href="#__RefHeading___Toc5842_1387080818" text:style-name="Index_20_Link" text:visited-style-name="Index_20_Link"><text:span text:style-name="T332">1. Descripción<text:tab/>1</text:span></text:a></text:p>
          <text:p text:style-name="P48"><text:a xlink:type="simple" xlink:href="#__RefHeading___Toc5844_1387080818" text:style-name="Index_20_Link" text:visited-style-name="Index_20_Link"><text:span text:style-name="T332">2. Detalles<text:tab/>3</text:span></text:a></text:p>
          <text:p text:style-name="P48"><text:a xlink:type="simple" xlink:href="#__RefHeading___Toc5846_1387080818" text:style-name="Index_20_Link" text:visited-style-name="Index_20_Link"><text:span text:style-name="T332">3. Nota<text:tab/>3</text:span></text:a></text:p>
          <text:p text:style-name="P48"><text:a xlink:type="simple" xlink:href="#__RefHeading___Toc5848_1387080818" text:style-name="Index_20_Link" text:visited-style-name="Index_20_Link"><text:span text:style-name="T332">3. También véase<text:tab/>4</text:span></text:a></text:p>
          <text:p text:style-name="P48"><text:a xlink:type="simple" xlink:href="#__RefHeading___Toc8900_1454207908" text:style-name="Index_20_Link" text:visited-style-name="Index_20_Link"><text:span text:style-name="T332">4. Referencias<text:tab/>4</text:span></text:a></text:p>
          <text:p text:style-name="P48"><text:a xlink:type="simple" xlink:href="#__RefHeading___Toc5850_1387080818" text:style-name="Index_20_Link" text:visited-style-name="Index_20_Link"><text:span text:style-name="T332">4. Ejemplos<text:tab/>5</text:span></text:a></text:p>
        </text:index-body>
      </text:table-of-content>
      <text:p text:style-name="P16"><text:a xlink:type="simple" xlink:href="#__RefHeading___Toc5850_1387080818" text:style-name="Index_20_Link" text:visited-style-name="Index_20_Link"><text:span text:style-name="T203"/></text:a></text:p>
      <text:p text:style-name="P25"><text:span text:style-name="T8">A menos que </text:span><text:span text:style-name="T7">la opción</text:span><text:span text:style-name="T8"> </text:span><text:span text:style-name="T122">--no-environ</text:span><text:span text:style-name="T7"> </text:span><text:span text:style-name="T23">sea</text:span><text:span text:style-name="T15"> </text:span><text:span text:style-name="T87">especificada</text:span><text:span text:style-name="T7"> </text:span><text:span text:style-name="T66">desde</text:span><text:span text:style-name="T7"> la línea de comandos, </text:span><text:span text:style-name="T295">R</text:span><text:span text:style-name="T7"> buscará </text:span><text:span text:style-name="T65">primero</text:span><text:span text:style-name="T7"> </text:span><text:span text:style-name="T71">los</text:span><text:span text:style-name="T7"> archivo</text:span><text:span text:style-name="T71">s</text:span><text:span text:style-name="T7"> </text:span><text:span text:style-name="T70">de</text:span><text:span text:style-name="T7"> </text:span><text:span text:style-name="T69">configuración de</text:span><text:span text:style-name="T71">l</text:span><text:span text:style-name="T7"> </text:span><text:span text:style-name="T67">entorno </text:span><text:span text:style-name="T87">para </text:span><text:span text:style-name="T71">establecer</text:span><text:span text:style-name="T69"> el valor </text:span><text:span text:style-name="T87">de</text:span><text:span text:style-name="T69"> algunas de</text:span><text:span text:style-name="T7"> las </text:span><text:span text:style-name="T273">variables de </text:span><text:span text:style-name="T274">entorno</text:span><text:span text:style-name="T68"> del sistema operativo </text:span><text:span text:style-name="T87">que intervienen en la ejecución del programa</text:span><text:span text:style-name="T68">. </text:span><text:span text:style-name="T71">Los</text:span><text:span text:style-name="T70"> archivo</text:span><text:span text:style-name="T71">s</text:span><text:span text:style-name="T69"> de configuración de</text:span><text:span text:style-name="T71">l</text:span><text:span text:style-name="T69"> entorno </text:span><text:span text:style-name="T87">son</text:span><text:span text:style-name="T69"> de dos tipos:</text:span><text:span text:style-name="T67"> </text:span><text:span text:style-name="T69">de</text:span><text:span text:style-name="T7"> sitio </text:span><text:span text:style-name="T69">y de usuario</text:span><text:span text:style-name="T7">. </text:span><text:span text:style-name="T305">R</text:span><text:span text:style-name="T71"> buscará primero un archivo del primer tipo </text:span><text:span text:style-name="T87">de acuerdo al</text:span><text:span text:style-name="T7"> nombre del archivo indicado por la variable de entorno </text:span><text:span text:style-name="T122">R_ENVIRON</text:span><text:span text:style-name="T173">, per</text:span><text:span text:style-name="T172">o</text:span><text:span text:style-name="T173"> si é</text:span><text:span text:style-name="T182">sta</text:span><text:span text:style-name="T173"> no ha sido configurada </text:span><text:span text:style-name="T172">entonces </text:span><text:span text:style-name="T173">se utilizará, </text:span><text:span text:style-name="T172">en caso de </text:span><text:span text:style-name="T177">existir</text:span><text:span text:style-name="T172">, </text:span><text:span text:style-name="T207">el </text:span><text:span text:style-name="T210">que encuentre en</text:span><text:span text:style-name="T172"> la ruta</text:span><text:span text:style-name="T173"> </text:span><text:span text:style-name="T122">'R_HOME/etc/Renviron.site'</text:span><text:span text:style-name="T173"> </text:span><text:span text:style-name="T172">(</text:span><text:span text:style-name="T225">que </text:span><text:span text:style-name="T208">probablemente </text:span><text:span text:style-name="T225">no exista </text:span><text:span text:style-name="T235">si</text:span><text:span text:style-name="T175"> </text:span><text:span text:style-name="T225">la</text:span><text:span text:style-name="T172"> instalación ‘de fábrica’</text:span><text:span text:style-name="T175"> </text:span><text:span text:style-name="T225">es </text:span><text:span text:style-name="T175">reciente</text:span><text:span text:style-name="T172">). </text:span><text:span text:style-name="T210">Luego, buscará un archivo del segundo tipo. E</text:span><text:span text:style-name="T172">l nom</text:span><text:span text:style-name="T174">bre del archivo de </text:span><text:span text:style-name="T212">configuración de</text:span><text:span text:style-name="T174"> usuario p</text:span><text:span text:style-name="T188">odrá</text:span><text:span text:style-name="T174"> </text:span><text:span text:style-name="T208">estar</text:span><text:span text:style-name="T174"> especificado por la variable de entorno </text:span><text:span text:style-name="T123">R_ENVIRON_USER</text:span><text:span text:style-name="T174">, </text:span><text:span text:style-name="T210">pero</text:span><text:span text:style-name="T174"> </text:span><text:span text:style-name="T182">s</text:span><text:span text:style-name="T174">i ésta no ha sido </text:span><text:span text:style-name="T225">definida</text:span><text:span text:style-name="T174"> </text:span><text:span text:style-name="T209">entonces se </text:span><text:span text:style-name="T225">usará</text:span><text:span text:style-name="T209">, </text:span><text:span text:style-name="T225">finalmente, un</text:span><text:span text:style-name="T174"> archivo </text:span><text:span text:style-name="T122">'</text:span><text:span text:style-name="T123">.Renviron</text:span><text:span text:style-name="T122">'</text:span><text:span text:style-name="T174"> </text:span><text:span text:style-name="T225">que será buscado </text:span><text:span text:style-name="T174">en el directorio </text:span><text:span text:style-name="T189">de trabajo </text:span><text:span text:style-name="T174">actual o en el </text:span><text:span text:style-name="T175">de inicio de l</text:span><text:span text:style-name="T225">a</text:span><text:span text:style-name="T175"> usuari</text:span><text:span text:style-name="T225">a</text:span><text:span text:style-name="T175">, en es</text:span><text:span text:style-name="T189">e</text:span><text:span text:style-name="T175"> orden. Véase la secció</text:span><text:span text:style-name="T189">n</text:span><text:span text:style-name="T182"> </text:span><text:span text:style-name="T253">Detalles</text:span><text:span text:style-name="T175"> para </text:span><text:span text:style-name="T208">saber</text:span><text:span text:style-name="T175"> cómo son leídos </text:span><text:span text:style-name="T189">estos</text:span><text:span text:style-name="T175"> archivos.</text:span></text:p>
      <text:p text:style-name="P28"><text:span text:style-name="T75">A</text:span><text:span text:style-name="T10"> menos que la opción de línea de comandos </text:span><text:span text:style-name="T124">--no-site-file</text:span><text:span text:style-name="T10"> haya sido especificada, </text:span><text:span text:style-name="T75">y d</text:span><text:span text:style-name="T73">espués de </text:span><text:span text:style-name="T88">haber cargado</text:span><text:span text:style-name="T73"> los archivos de configuración de</text:span><text:span text:style-name="T88">l</text:span><text:span text:style-name="T73"> entorno, </text:span><text:span text:style-name="T296">R</text:span><text:span text:style-name="T12"> </text:span><text:span text:style-name="T32">realizará una búsqueda </text:span><text:span text:style-name="T33">a</text:span><text:span text:style-name="T72">mplia en </text:span><text:span text:style-name="T74">el</text:span><text:span text:style-name="T72"> </text:span><text:span text:style-name="T73">lugar</text:span><text:span text:style-name="T72"> de </text:span><text:span text:style-name="T73">su</text:span><text:span text:style-name="T72"> instalación</text:span><text:span text:style-name="T33"> </text:span><text:span text:style-name="T32">d</text:span><text:span text:style-name="T9">e </text:span><text:span text:style-name="T73">los</text:span><text:span text:style-name="T9"> archivo</text:span><text:span text:style-name="T73">s</text:span><text:span text:style-name="T9"> de perfil de arranque</text:span><text:span text:style-name="T10">. </text:span><text:span text:style-name="T73">Los archivos de perfil de arranque contienen instrucciones en código de </text:span><text:span text:style-name="T303">R</text:span><text:span text:style-name="T73"> y, </text:span><text:span text:style-name="T88">al igual que los de configuración,</text:span><text:span text:style-name="T73"> también pueden ser de </text:span><text:soft-page-break/><text:span text:style-name="T73">dos tipos: de sitio y de usuario.</text:span><text:span text:style-name="T10"> </text:span><text:span text:style-name="T88">Así</text:span><text:span text:style-name="T74">, </text:span><text:span text:style-name="T88">el programa</text:span><text:span text:style-name="T74"> buscará primero el archivo de perfil de sitio, cuya ruta</text:span><text:span text:style-name="T10"> se toma</text:span><text:span text:style-name="T33">rá</text:span><text:span text:style-name="T10"> del valor de la variable de entorno </text:span><text:span text:style-name="T124">R_PROFILE</text:span><text:span text:style-name="T10"> después de </text:span><text:span text:style-name="T32">realizar</text:span><text:span text:style-name="T10"> la </text:span><text:span text:style-name="T311">expansión de la ruta de archivo </text:span><text:span text:style-name="T312">(</text:span><text:span text:style-name="T271">expansión de virgulilla</text:span><text:span text:style-name="T312">)</text:span><text:span text:style-name="T311">. </text:span><text:span text:style-name="T11">S</text:span><text:span text:style-name="T24">i</text:span><text:span text:style-name="T11"> esta variable no ha sido </text:span><text:span text:style-name="T24">establecida,</text:span><text:span text:style-name="T11"> el valor por omisión será, </text:span><text:span text:style-name="T172">en caso de </text:span><text:span text:style-name="T177">existir,</text:span><text:span text:style-name="T11"> </text:span><text:span text:style-name="T75">el determinado por la ruta </text:span><text:span text:style-name="T126">'</text:span><text:span text:style-name="Variable"><text:span text:style-name="T285">R_HOME</text:span></text:span><text:span text:style-name="T126">/etc/Rprofile.site'</text:span><text:span text:style-name="T177"> </text:span><text:span text:style-name="T172">(</text:span><text:span text:style-name="T213">el cual </text:span><text:span text:style-name="T208">probablemente </text:span><text:span text:style-name="T226">no exista</text:span><text:span text:style-name="T175"> </text:span><text:span text:style-name="T176">para</text:span><text:span text:style-name="T172"> una instalación ‘de fábrica’</text:span><text:span text:style-name="T175"> reciente</text:span><text:span text:style-name="T172">). </text:span><text:span text:style-name="T178">Este código </text:span><text:span text:style-name="T190">será</text:span><text:span text:style-name="T178"> compilado </text:span><text:span text:style-name="T211">entonces</text:span><text:span text:style-name="T178"> dentro del paquete </text:span><text:span text:style-name="T149">base</text:span><text:span text:style-name="T178">. </text:span><text:span text:style-name="T227">El usuario</text:span><text:span text:style-name="T178"> deberá tener cuidado de no sobrescribir los objetos en </text:span><text:span text:style-name="T149">base</text:span><text:span text:style-name="T178"> y </text:span><text:span text:style-name="T227">se aconseja normalmente</text:span><text:span text:style-name="T178"> utilizar </text:span><text:span text:style-name="T179">la función </text:span><text:span text:style-name="T279">local</text:span><text:span text:style-name="T314">()</text:span><text:span text:style-name="T179"> </text:span><text:span text:style-name="T226">si va a</text:span><text:span text:style-name="T212"> </text:span><text:span text:style-name="T226">ejecutarse algún</text:span><text:span text:style-name="T212"> código </text:span><text:span text:style-name="T227">para </text:span><text:span text:style-name="T228">evaluar las expresiones en el entorno de arranque</text:span><text:span text:style-name="T179">. Véase la sección </text:span><text:span text:style-name="T254">Ejemplos</text:span><text:span text:style-name="T179">.</text:span></text:p>
      <text:p text:style-name="P15"><text:span text:style-name="T76">Luego,</text:span><text:span text:style-name="T14"> a menos </text:span><text:span text:style-name="T58">de</text:span><text:span text:style-name="T14"> que la opción </text:span><text:span text:style-name="T125">--no-init-file</text:span><text:span text:style-name="T14"> haya sido </text:span><text:span text:style-name="T13">seleccionada</text:span><text:span text:style-name="T14"> en la línea de comandos, </text:span><text:span text:style-name="T297">R</text:span><text:span text:style-name="T14"> buscará un </text:span><text:span text:style-name="T73">archivo de</text:span><text:span text:style-name="T14"> perfil de usuario. La ruta de este archivo puede </text:span><text:span text:style-name="T34">estar</text:span><text:span text:style-name="T14"> </text:span><text:span text:style-name="T13">especificada por la variable de entorno</text:span><text:span text:style-name="T14"> </text:span><text:span text:style-name="T125">R_PROFILE_USER</text:span><text:span text:style-name="T180"> </text:span><text:span text:style-name="T191">sobre</text:span><text:span text:style-name="T181"> la que se realizará </text:span><text:span text:style-name="T191">una</text:span><text:span text:style-name="T181"> expansión de </text:span><text:span text:style-name="T202">la</text:span><text:span text:style-name="T181"> ruta de archivo (</text:span><text:span text:style-name="T290">expansión de virgulilla</text:span><text:span text:style-name="T181">). </text:span><text:span text:style-name="T214">Finalmente, s</text:span><text:span text:style-name="T183">i </text:span><text:span text:style-name="T193">e</text:span><text:span text:style-name="T183">sta </text:span><text:span text:style-name="T193">variable</text:span><text:span text:style-name="T183"> no ha sido configurada, un archivo llamado </text:span><text:span text:style-name="T126">'</text:span><text:span text:style-name="T128">.Rprofile</text:span><text:span text:style-name="T126">'</text:span><text:span text:style-name="T183"> </text:span><text:span text:style-name="T184">será</text:span><text:span text:style-name="T183"> buscado en el directorio </text:span><text:span text:style-name="T192">de trabajo </text:span><text:span text:style-name="T183">actual o en el directorio de inicio del usuario, en ese orden. El archivo de perfil de usuario </text:span><text:span text:style-name="T192">será</text:span><text:span text:style-name="T183"> </text:span><text:span text:style-name="T215">ejecutado</text:span><text:span text:style-name="T183"> dentro del espacio de trabajo.</text:span></text:p>
      <text:p text:style-name="P17"><text:span text:style-name="T185">Adviértase que, </text:span><text:span text:style-name="T216">para la compilación de alguno de los tipos de </text:span><text:span text:style-name="T185">archivo </text:span><text:span text:style-name="T216">de perfil de arranque, </text:span><text:span text:style-name="T185">el paquete </text:span><text:span text:style-name="T154">base</text:span><text:span text:style-name="T252"> </text:span><text:span text:style-name="T236">es el único que se encuentra </text:span><text:span text:style-name="T237">pre</text:span><text:span text:style-name="T236">cargado.</text:span><text:span text:style-name="T185"> </text:span><text:span text:style-name="T220">Por ello</text:span><text:span text:style-name="T185">, </text:span><text:span text:style-name="T219">si desea</text:span><text:span text:style-name="T217"> utilizar</text:span><text:span text:style-name="T185"> los </text:span><text:span text:style-name="T217">métodos</text:span><text:span text:style-name="T185"> </text:span><text:span text:style-name="T217">de</text:span><text:span text:style-name="T185"> otros paquetes </text:span><text:span text:style-name="T229">durante</text:span><text:span text:style-name="T219"> la configuración del perfil de arranque,</text:span><text:span text:style-name="T185"> é</text:span><text:span text:style-name="T217">stos</text:span><text:span text:style-name="T185"> </text:span><text:span text:style-name="T192">deberán</text:span><text:span text:style-name="T185"> </text:span><text:span text:style-name="T217">invocarse </text:span><text:span text:style-name="T219">junto</text:span><text:span text:style-name="T217"> </text:span><text:span text:style-name="T185">con </text:span><text:span text:style-name="T217">el operador de extracción de</text:span><text:span text:style-name="T186"> dos puntos dobles</text:span><text:span text:style-name="T185"> </text:span><text:span text:style-name="T186">( </text:span><text:span text:style-name="T185">:: </text:span><text:span text:style-name="T186">) </text:span><text:span text:style-name="T264">–</text:span><text:span text:style-name="T185">por ejemplo, </text:span><text:span text:style-name="T127">utils::dump.frames</text:span><text:span text:style-name="T264">–</text:span><text:span text:style-name="T185"> o después de cargar explícitamente el paquete en cuestión </text:span><text:span text:style-name="T192">(</text:span><text:span text:style-name="T219">con, </text:span><text:span text:style-name="T192">por ejemplo, </text:span><text:span text:style-name="T281">require</text:span><text:span text:style-name="T313">()</text:span><text:span text:style-name="T192">)</text:span><text:span text:style-name="T185">.</text:span></text:p>
      <text:p text:style-name="P26"><text:span text:style-name="T36">Enseguida, </text:span><text:span text:style-name="T185">a menos que </text:span><text:span text:style-name="T218">el modificador</text:span><text:span text:style-name="T185"> </text:span><text:span text:style-name="T127">--no-restore-data</text:span><text:span text:style-name="T185"> o </text:span><text:span text:style-name="T127">--no-restore</text:span><text:span text:style-name="T185"> </text:span><text:span text:style-name="T195">haya sido</text:span><text:span text:style-name="T185"> especificado en la línea de comandos,</text:span><text:span text:style-name="T36"> </text:span><text:span text:style-name="T304">R</text:span><text:span text:style-name="T36"> carga</text:span><text:span text:style-name="T29">rá</text:span><text:span text:style-name="T36"> la imagen del espacio de trabajo guardada por el usuario</text:span><text:span text:style-name="T89">,</text:span><text:span text:style-name="T77"> ubicada en</text:span><text:span text:style-name="T26"> el directorio de trabajo actual</text:span><text:span text:style-name="T36"> </text:span><text:span text:style-name="T77">como </text:span><text:span text:style-name="T59">un</text:span><text:span text:style-name="T50"> archiv</text:span><text:span text:style-name="T221">o</text:span><text:span text:style-name="T185"> </text:span><text:span text:style-name="T122">'</text:span><text:span text:style-name="T128">.</text:span><text:span text:style-name="T127">Rdata</text:span><text:span text:style-name="T122">'</text:span><text:span text:style-name="T185">, en caso de que </text:span><text:span text:style-name="T186">exista</text:span><text:span text:style-name="T194"> un</text:span><text:span text:style-name="T195">o</text:span><text:span text:style-name="T185">.</text:span></text:p>
      <text:p text:style-name="P27"><text:span text:style-name="T37">Después</text:span><text:span text:style-name="T16">, si </text:span><text:span text:style-name="T25">una</text:span><text:span text:style-name="T16"> función </text:span><text:span text:style-name="T288">.First</text:span><text:span text:style-name="T148">()</text:span><text:span text:style-name="T16"> </text:span><text:span text:style-name="T184">es encontrada en la ruta de búsqueda, se ejecutará como</text:span><text:span text:style-name="T25"> </text:span><text:span text:style-name="T129">.First()</text:span><text:span text:style-name="T25">. Finalmente, se ejecuta</text:span><text:span text:style-name="T37">rá</text:span><text:span text:style-name="T25"> la función </text:span><text:span text:style-name="T129">.First.sys()</text:span><text:span text:style-name="T25"> </text:span><text:span text:style-name="T26">d</text:span><text:span text:style-name="T25">el paquete </text:span><text:span text:style-name="T152">base</text:span><text:span text:style-name="T25">. </text:span><text:span text:style-name="T27">Esto </text:span><text:span text:style-name="T26">invoca</text:span><text:span text:style-name="T78">rá</text:span><text:span text:style-name="T27"> a la función </text:span><text:span text:style-name="T280">require()</text:span><text:span text:style-name="T187"> </text:span><text:span text:style-name="T27">para que adjunte los paquetes </text:span><text:span text:style-name="T28">predeterminados</text:span><text:span text:style-name="T27"> especificados por </text:span><text:span text:style-name="T280">options</text:span><text:span text:style-name="T130">("defaultPackages")</text:span><text:span text:style-name="T27">. Si </text:span><text:span text:style-name="T78">el </text:span><text:span text:style-name="T27">paquete </text:span><text:span text:style-name="T150">methods</text:span><text:span text:style-name="T187"> </text:span><text:span text:style-name="T222">está incluído</text:span><text:span text:style-name="T27">, é</text:span><text:span text:style-name="T29">st</text:span><text:span text:style-name="T28">e</text:span><text:span text:style-name="T29"> habr</text:span><text:span text:style-name="T37">á</text:span><text:span text:style-name="T29"> sido adjuntado antes por la función </text:span><text:span text:style-name="T282">.OptRequireMethods</text:span><text:span text:style-name="T131">()</text:span><text:span text:style-name="T29"> </text:span><text:span text:style-name="T35">para</text:span><text:span text:style-name="T29"> que la</text:span><text:span text:style-name="T78">s invocaciones a</text:span><text:span text:style-name="T29"> espacio</text:span><text:span text:style-name="T78">s</text:span><text:span text:style-name="T29"> de nombres, </text:span><text:span text:style-name="T78">tales como las que provengan del espacio de trabajo del usuario,</text:span><text:span text:style-name="T29"> pr</text:span><text:span text:style-name="T28">o</text:span><text:span text:style-name="T29">cedan correctamente</text:span><text:span text:style-name="T78">.</text:span></text:p>
      <text:p text:style-name="P29"><text:span text:style-name="T29">Las funciones </text:span><text:span text:style-name="T282">.First</text:span><text:span text:style-name="T142">()</text:span><text:span text:style-name="T29"> y </text:span><text:span text:style-name="T282">.Last</text:span><text:span text:style-name="T142">()</text:span><text:span text:style-name="T29"> pueden ser definidas en los archivos </text:span><text:span text:style-name="T122">'</text:span><text:span text:style-name="T131">.Rprofile</text:span><text:span text:style-name="T122">'</text:span><text:span text:style-name="T131"> </text:span><text:span text:style-name="T29">o </text:span><text:span text:style-name="T122">'</text:span><text:span text:style-name="T131">Rprofile.site</text:span><text:span text:style-name="T122">'</text:span><text:span text:style-name="T29"> o pueden haber sido guardadas en </text:span><text:span text:style-name="T79">un archivo</text:span><text:span text:style-name="T29"> </text:span><text:span text:style-name="T122">'</text:span><text:span text:style-name="T131">.Rdata</text:span><text:span text:style-name="T122">'</text:span><text:span text:style-name="T29">. Si desea </text:span><text:span text:style-name="T38">cargar </text:span><text:span text:style-name="T29">un conjunto </text:span><text:span text:style-name="T28">diferente </text:span><text:span text:style-name="T29">de paquetes</text:span><text:span text:style-name="T28"> </text:span><text:span text:style-name="T29">a los </text:span><text:span text:style-name="T38">incluídos</text:span><text:span text:style-name="T29"> por omisión </text:span><text:span text:style-name="T79">desde</text:span><text:span text:style-name="T28"> el</text:span><text:span text:style-name="T29"> arranque, inserte una llamada a </text:span><text:span text:style-name="T282">options</text:span><text:span text:style-name="T283">()</text:span><text:span text:style-name="T29"> en </text:span><text:span text:style-name="T122">'</text:span><text:span text:style-name="T131">.Rprofile</text:span><text:span text:style-name="T122">'</text:span><text:span text:style-name="T29"> o </text:span><text:span text:style-name="T122">'</text:span><text:span text:style-name="T131">Rprofile.site</text:span><text:span text:style-name="T122">'</text:span><text:span text:style-name="T29">. Por ejemplo, </text:span><text:span text:style-name="T131">options(defaultPackages = character())</text:span><text:span text:style-name="T29"> evitará la carga de paquetes </text:span><text:span text:style-name="T38">a</text:span><text:span text:style-name="T29">l arranque salvo </text:span><text:span text:style-name="T28">por el</text:span><text:span text:style-name="T29"> paquete </text:span><text:span text:style-name="T151">base</text:span><text:span text:style-name="T29">. También podría fijar </text:span><text:span text:style-name="T79">el valor de <text:s/></text:span><text:span text:style-name="T131">R_DEFAULT_PACKAGES</text:span><text:span text:style-name="T194"> </text:span><text:span text:style-name="T223">como nulo</text:span><text:span text:style-name="T194"> </text:span><text:span text:style-name="T223">(</text:span><text:span text:style-name="T131">R_DEFAULT_PACKAGES=NULL</text:span><text:span text:style-name="T223">)</text:span><text:span text:style-name="T194"> </text:span><text:span text:style-name="T29">como una variable de entorno antes de ejecutar </text:span><text:span text:style-name="T298">R</text:span><text:span text:style-name="T29">. Al utilizar </text:span><text:span text:style-name="T131">options(defaultPackages = "")</text:span><text:span text:style-name="T29"> o </text:span><text:span text:style-name="T131">R_DEFAUL</text:span><text:span text:style-name="T132">T</text:span><text:span text:style-name="T131">_PACKAGES=""</text:span><text:span text:style-name="T29"> </text:span><text:span text:style-name="T90">se </text:span><text:span text:style-name="T39">impo</text:span><text:span text:style-name="T79">ndrá</text:span><text:span text:style-name="T29"> </text:span><text:span text:style-name="T80">la sesión de</text:span><text:span text:style-name="T79"> </text:span><text:span text:style-name="T298">R</text:span><text:span text:style-name="T321"> </text:span><text:span text:style-name="T327">de </text:span><text:span text:style-name="T328">sistema </text:span><text:span text:style-name="T324">predeterminada</text:span><text:span text:style-name="T109">, </text:span><text:span text:style-name="T110">que implica usualmente cargar sólo los paquetes </text:span><text:span text:style-name="T153">base</text:span><text:span text:style-name="T110"> y </text:span><text:span text:style-name="T153">utils</text:span><text:span text:style-name="T238">.</text:span></text:p>
      <text:p text:style-name="P21"><text:span text:style-name="T51">En </text:span><text:span text:style-name="T81">las </text:span><text:span text:style-name="T51">interfases de usuario </text:span><text:span text:style-name="T52">final</text:span><text:span text:style-name="T51"> que lo permitan, el historial de comandos </text:span><text:span text:style-name="T57">será</text:span><text:span text:style-name="T51"> leído desde el archivo especificado por la variable de entorno </text:span><text:span text:style-name="T134">R</text:span><text:span text:style-name="T135">_HISTFILE</text:span><text:span text:style-name="T51"> (el valor por omisión </text:span><text:span text:style-name="T81">alude al</text:span><text:span text:style-name="T53"> archivo</text:span><text:span text:style-name="T51"> </text:span><text:soft-page-break/><text:span text:style-name="T122">'</text:span><text:span text:style-name="T135">.Rhistory</text:span><text:span text:style-name="T122">'</text:span><text:span text:style-name="T51"> en el directorio de trabajo) a menos que </text:span><text:span text:style-name="T81">el modificador</text:span><text:span text:style-name="T51"> </text:span><text:span text:style-name="T135">--no-restore-history</text:span><text:span text:style-name="T51"> o </text:span><text:span text:style-name="T135">--no-restore</text:span><text:span text:style-name="T51"> haya sido especificad</text:span><text:span text:style-name="T81">o en la línea de comandos</text:span><text:span text:style-name="T51">.</text:span></text:p>
      <text:p text:style-name="P3">La opción de la línea de comandos <text:span text:style-name="T346">--vanilla</text:span> i<text:span text:style-name="T355">mplica</text:span> <text:span text:style-name="T354">a </text:span><text:span text:style-name="T355">todas</text:span><text:span text:style-name="T354"> las opciones</text:span> <text:span text:style-name="T346">--no-site-file</text:span>, -<text:span text:style-name="T346">-no-init-file</text:span>, <text:span text:style-name="T346">--no-environ</text:span> (y excepto para <text:span text:style-name="T346">R CMD</text:span>) <text:span text:style-name="T346">--no-restore</text:span>.</text:p>
      <text:h text:style-name="P45" text:outline-level="2"><text:bookmark-start text:name="__RefHeading___Toc5844_1387080818"/><text:span text:style-name="T362">2. </text:span>Detalles<text:bookmark-end text:name="__RefHeading___Toc5844_1387080818"/></text:h>
      <text:p text:style-name="P14"><text:span text:style-name="T18">Advi</text:span><text:span text:style-name="T54">é</text:span><text:span text:style-name="T18">rta</text:span><text:span text:style-name="T54">se</text:span><text:span text:style-name="T18"> </text:span><text:span text:style-name="T30">que durante</text:span><text:span text:style-name="T17"> el arranque </text:span><text:span text:style-name="T30">hay</text:span><text:span text:style-name="T17"> dos </text:span><text:span text:style-name="T91">categorías</text:span><text:span text:style-name="T17"> de archivos</text:span><text:span text:style-name="T30"> utilizados</text:span><text:span text:style-name="T18">: los archivos de </text:span><text:span text:style-name="T82">configuración del entorno</text:span><text:span text:style-name="T60">,</text:span><text:span text:style-name="T18"> que contienen </text:span><text:span text:style-name="T40">la</text:span><text:span text:style-name="T18"> lista de variables de entorno </text:span><text:span text:style-name="T82">a</text:span><text:span text:style-name="T18"> ser </text:span><text:span text:style-name="T82">establecidas</text:span><text:span text:style-name="T18">, y los archivos de perfil </text:span><text:span text:style-name="T82">de arranque</text:span><text:span text:style-name="T91">,</text:span><text:span text:style-name="T18"> que contienen </text:span><text:span text:style-name="T91">instrucciones en código</text:span><text:span text:style-name="T18"> </text:span><text:span text:style-name="T106">de</text:span><text:span text:style-name="T18"> </text:span><text:span text:style-name="T299">R</text:span><text:span text:style-name="T322"> </text:span><text:span text:style-name="T323">para ser ejecutadas al inicio y al final de una sesión</text:span><text:span text:style-name="T18">. </text:span><text:span text:style-name="T90">Cada </text:span><text:span text:style-name="T91">categoría de archivo</text:span><text:span text:style-name="T90">, a su vez, tiene dos tipos: los archivos de sitio, creados al momento de la instalación del programa y almacenados en </text:span><text:span text:style-name="T91">el sitio de su instalación,</text:span><text:span text:style-name="T90"> y los archivos de usuario, </text:span><text:span text:style-name="T91">susceptibles de ser modificados por el usuario y que pueden leerse desde otros directorios fuera del directorio donde se instaló la aplicación.</text:span></text:p>
      <text:p text:style-name="P18"><text:span text:style-name="T18">Las líneas </text:span><text:span text:style-name="T40">de código </text:span><text:span text:style-name="T18">en un archivo de </text:span><text:span text:style-name="T92">configuración de </text:span><text:span text:style-name="T18">entorno </text:span><text:span text:style-name="T104">podrán</text:span><text:span text:style-name="T18"> </text:span><text:span text:style-name="T104">llevar</text:span><text:span text:style-name="T18"> </text:span><text:span text:style-name="T104">comentarios</text:span><text:span text:style-name="T18"> </text:span><text:span text:style-name="T17">con </text:span><text:span text:style-name="T30">el signo de número</text:span><text:span text:style-name="T17"> </text:span><text:span text:style-name="T30">( </text:span><text:span text:style-name="T270">#</text:span><text:span text:style-name="T17"> </text:span><text:span text:style-name="T30">) </text:span><text:span text:style-name="T17">o </text:span><text:span text:style-name="T30">deberán </text:span><text:span text:style-name="T104">tener</text:span><text:span text:style-name="T17"> líneas de </text:span><text:span text:style-name="T104">asignación de valores de</text:span><text:span text:style-name="T17"> la forma </text:span><text:span text:style-name="T155">n</text:span><text:span text:style-name="T156">ombre</text:span><text:span text:style-name="T133">=</text:span><text:span text:style-name="T155">v</text:span><text:span text:style-name="T156">alor</text:span><text:span text:style-name="T17">. </text:span><text:span text:style-name="T40">Esta</text:span><text:span text:style-name="T30"> forma</text:span><text:span text:style-name="T17"> </text:span><text:span text:style-name="T92">asigna</text:span><text:span text:style-name="T31"> a </text:span><text:span text:style-name="T17">la variable </text:span><text:span text:style-name="T31">de entorno</text:span><text:span text:style-name="T17"> </text:span><text:span text:style-name="T155">n</text:span><text:span text:style-name="T156">ombre</text:span><text:span text:style-name="T17"> </text:span><text:span text:style-name="T92">el contenido de</text:span><text:span text:style-name="T17"> </text:span><text:span text:style-name="T156">valor</text:span><text:span text:style-name="T17">, anulando </text:span><text:span text:style-name="T31">otro</text:span><text:span text:style-name="T17"> valor existente. Si </text:span><text:span text:style-name="T155">valor</text:span><text:span text:style-name="T17"> </text:span><text:span text:style-name="T104">es</text:span><text:span text:style-name="T17"> una expresión de la forma </text:span><text:span text:style-name="T133">${</text:span><text:span text:style-name="T155">f</text:span><text:span text:style-name="T159">ulano</text:span><text:span text:style-name="T133">-</text:span><text:span text:style-name="T159">mengano</text:span><text:span text:style-name="T133">}</text:span><text:span text:style-name="T17">, el valor de la variable de entorno </text:span><text:span text:style-name="T105">será el de</text:span><text:span text:style-name="T17"> </text:span><text:span text:style-name="T159">fulano</text:span><text:span text:style-name="T17"> si este ha sido fijado </text:span><text:span text:style-name="T83">antes por el sistema</text:span><text:span text:style-name="T17">, de lo contrario será el de </text:span><text:span text:style-name="T159">mengano</text:span><text:span text:style-name="T17">. Para </text:span><text:span text:style-name="T133">${</text:span><text:span text:style-name="T159">fulano</text:span><text:span text:style-name="T133">:-</text:span><text:span text:style-name="T159">mengano</text:span><text:span text:style-name="T133">}</text:span><text:span text:style-name="T17">, el valor </text:span><text:span text:style-name="T61">será</text:span><text:span text:style-name="T17"> e</text:span><text:span text:style-name="T61">l</text:span><text:span text:style-name="T17"> de </text:span><text:span text:style-name="T155">f</text:span><text:span text:style-name="T159">ulano</text:span><text:span text:style-name="T17"> si este se fija para un valor no vacío, de otra forma será </text:span><text:span text:style-name="T61">el de</text:span><text:span text:style-name="T17"> </text:span><text:span text:style-name="T143">mengano</text:span><text:span text:style-name="T17">. Si</text:span><text:span text:style-name="T83"> </text:span><text:span text:style-name="T162">valor</text:span><text:span text:style-name="T83"> adopta</text:span><text:span text:style-name="T17"> la forma </text:span><text:span text:style-name="T133">${</text:span><text:span text:style-name="T155">f</text:span><text:span text:style-name="T159">ulano</text:span><text:span text:style-name="T133">}</text:span><text:span text:style-name="T17">, el valor predeterminado </text:span><text:span text:style-name="T92">será</text:span><text:span text:style-name="T17"> </text:span><text:span text:style-name="T61">el campo</text:span><text:span text:style-name="T17"> </text:span><text:span text:style-name="T47">vacío</text:span><text:span text:style-name="T17"> </text:span><text:span text:style-name="T47">(</text:span><text:span text:style-name="T133">""</text:span><text:span text:style-name="T47">)</text:span><text:span text:style-name="T17">. Esta construcción puede ser anidada, </text:span><text:span text:style-name="T83">de manera</text:span><text:span text:style-name="T17"> que </text:span><text:span text:style-name="T160">mengano</text:span><text:span text:style-name="T232"> </text:span><text:span text:style-name="T233">p</text:span><text:span text:style-name="T19">ued</text:span><text:span text:style-name="T61">a</text:span><text:span text:style-name="T19"> </text:span><text:span text:style-name="T83">adoptar</text:span><text:span text:style-name="T19"> de la misma forma </text:span><text:span text:style-name="T93">otro valor, </text:span><text:span text:style-name="T19">como en </text:span><text:span text:style-name="T137">${</text:span><text:span text:style-name="T159">fulano</text:span><text:span text:style-name="T137">-${</text:span><text:span text:style-name="T159">mengano</text:span><text:span text:style-name="T137">-</text:span><text:span text:style-name="T159">perengano</text:span><text:span text:style-name="T137">}}</text:span><text:span text:style-name="T19">. Advierta que l</text:span><text:span text:style-name="T83">os signos de</text:span><text:span text:style-name="T19"> llaves </text:span><text:span text:style-name="T83">( </text:span><text:span text:style-name="T145">{</text:span><text:span text:style-name="T83"> )</text:span><text:span text:style-name="T19"> son esenciales </text:span><text:span text:style-name="T94">para </text:span><text:span text:style-name="T105">leer</text:span><text:span text:style-name="T94"> correcta</text:span><text:span text:style-name="T105">mente</text:span><text:span text:style-name="T94"> los valores.</text:span><text:span text:style-name="T19"> </text:span><text:span text:style-name="T94">P</text:span><text:span text:style-name="T19">or ejemplo, </text:span><text:span text:style-name="T92">una</text:span><text:span text:style-name="T19"> expresión </text:span><text:span text:style-name="T92">como</text:span><text:span text:style-name="T19"> </text:span><text:span text:style-name="T137">$HOME</text:span><text:span text:style-name="T19"> </text:span><text:span text:style-name="T92">sería ignorada</text:span><text:span text:style-name="T19">.</text:span></text:p>
      <text:p text:style-name="P22"><text:span text:style-name="T19">Los espacios en blanco al principio y al final en </text:span><text:span text:style-name="T157">valor</text:span><text:span text:style-name="T19"> serán eliminados. </text:span><text:span text:style-name="T158">v</text:span><text:span text:style-name="T157">alor</text:span><text:span text:style-name="T19"> será entonces procesado en una forma similar a la del </text:span><text:span text:style-name="T20">intérprete de comandos (</text:span><text:span text:style-name="T309">shell</text:span><text:span text:style-name="T20">) de </text:span><text:span text:style-name="T196">UNIX</text:span><text:span text:style-name="T20">. En particular, el nivel más externo de comillas (dobles o sencillas) </text:span><text:span text:style-name="T41">será</text:span><text:span text:style-name="T20"> eliminado, y las diagonales invertidas s</text:span><text:span text:style-name="T41">erá</text:span><text:span text:style-name="T20">n removidas excepto dentro de </text:span><text:span text:style-name="T41">las citas</text:span><text:span text:style-name="T20">.</text:span></text:p>
      <text:p text:style-name="P31"><text:span text:style-name="T20">En sistemas con subarquitecturas (principalmente Windows), los archivos </text:span><text:span text:style-name="T139">'Renviron.site'</text:span><text:span text:style-name="T20"> y </text:span><text:span text:style-name="T139">'Rprofile.site'</text:span><text:span text:style-name="T196"> </text:span><text:span text:style-name="T20">primero s</text:span><text:span text:style-name="T95">erán</text:span><text:span text:style-name="T20"> buscados en </text:span><text:span text:style-name="T96">los</text:span><text:span text:style-name="T20"> directorios específicos </text:span><text:span text:style-name="T95">par</text:span><text:span text:style-name="T20">a cada arquitectura, por ejemplo </text:span><text:span text:style-name="T139">'R_HOME/etc/i386/Renviron.site'</text:span><text:span text:style-name="T196">.</text:span><text:span text:style-name="T20"> Y, </text:span><text:span text:style-name="T97">en este caso,</text:span><text:span text:style-name="T20"> '</text:span><text:span text:style-name="T139">.Renviron.i386'</text:span><text:span text:style-name="T20"> será utilizad</text:span><text:span text:style-name="T98">o</text:span><text:span text:style-name="T20"> </text:span><text:span text:style-name="T97">de</text:span><text:span text:style-name="T20"> preferencia </text:span><text:span text:style-name="T96">a</text:span><text:span text:style-name="T20"> </text:span><text:span text:style-name="T139">'.Renviron'</text:span><text:span text:style-name="T20">.</text:span></text:p>
      <text:h text:style-name="P45" text:outline-level="2"><text:bookmark-start text:name="__RefHeading___Toc5846_1387080818"/><text:span text:style-name="T364">3. </text:span>Not<text:span text:style-name="T361">a</text:span><text:bookmark-end text:name="__RefHeading___Toc5846_1387080818"/></text:h>
      <text:p text:style-name="P30"><text:span text:style-name="T42">No se espera </text:span><text:span text:style-name="T94">ninguna </text:span><text:span text:style-name="T42">interacción con el usuario durante la ejecución del código </text:span><text:span text:style-name="T43">de</text:span><text:span text:style-name="T42"> arranque. Intentar realizarl</text:span><text:span text:style-name="T97">a</text:span><text:span text:style-name="T42"> puede </text:span><text:span text:style-name="T84">obstruir completamente</text:span><text:span text:style-name="T42"> el proceso de </text:span><text:span text:style-name="T94">arranque de</text:span><text:span text:style-name="T42"> </text:span><text:span text:style-name="T308">R</text:span><text:span text:style-name="T42">.</text:span></text:p>
      <text:p text:style-name="P30"><text:span text:style-name="T42">En las versiones de </text:span><text:span text:style-name="T300">R</text:span><text:span text:style-name="T42"> </text:span><text:span text:style-name="T43">en </text:span><text:span text:style-name="T224">UNIX</text:span><text:span text:style-name="T42"> también hay un archiv</text:span><text:span text:style-name="T198">o </text:span><text:span text:style-name="T139">'</text:span><text:span text:style-name="T286">R_HOME</text:span><text:span text:style-name="T138">/etc/Renviron</text:span><text:span text:style-name="T139">'</text:span><text:span text:style-name="T198"> </text:span><text:span text:style-name="T85">que</text:span><text:span text:style-name="T42"> es leído muy pronto en el proceso de arranque. Contiene las variables de entorno </text:span><text:span text:style-name="T44">establecidas</text:span><text:span text:style-name="T42"> por </text:span><text:span text:style-name="T300">R</text:span><text:span text:style-name="T42"> en </text:span><text:span text:style-name="T99">su proceso de instalación</text:span><text:span text:style-name="T42">. Los valores en ese archivo pueden ser anulados en los archivos </text:span><text:span text:style-name="T86">configuración</text:span><text:span text:style-name="T62"> de</text:span><text:span text:style-name="T86">l</text:span><text:span text:style-name="T62"> </text:span><text:soft-page-break/><text:span text:style-name="T62">entorno de </text:span><text:span text:style-name="T86">sitio o de</text:span><text:span text:style-name="T62"> usuario</text:span><text:span text:style-name="T42">. No cambie la </text:span><text:span text:style-name="T44">ruta</text:span><text:span text:style-name="T197"> </text:span><text:span text:style-name="T139">'</text:span><text:span text:style-name="T286">R_HOME</text:span><text:span text:style-name="T138">/etc/Renviron</text:span><text:span text:style-name="T139">'</text:span><text:span text:style-name="T196"> </text:span><text:span text:style-name="T197">misma</text:span><text:span text:style-name="T198"> </text:span><text:span text:style-name="T230">y</text:span><text:span text:style-name="T42"> </text:span><text:span text:style-name="T99">también a</text:span><text:span text:style-name="T42">dvierta que </text:span><text:span text:style-name="T45">e</text:span><text:span text:style-name="T42">st</text:span><text:span text:style-name="T45">a ruta</text:span><text:span text:style-name="T42"> es diferente</text:span><text:span text:style-name="T198"> </text:span><text:span text:style-name="T230">a</text:span><text:span text:style-name="T198"> </text:span><text:span text:style-name="T139">'</text:span><text:span text:style-name="T286">R_HOME</text:span><text:span text:style-name="T138">/etc/Renviron.site</text:span><text:span text:style-name="T139">'</text:span><text:span text:style-name="T198">.</text:span></text:p>
      <text:p text:style-name="P19"><text:span text:style-name="T42">Las opciones de línea de comando</text:span><text:span text:style-name="T46">s</text:span><text:span text:style-name="T42"> podrían no aplicar a interfases de usuario </text:span><text:span text:style-name="T55">final</text:span><text:span text:style-name="T42"> alternativas. </text:span><text:span text:style-name="T55">Por ejemplo,</text:span><text:span text:style-name="T42"> no aplican </text:span><text:span text:style-name="T62">para la</text:span><text:span text:style-name="T42"> R.app en macOS.</text:span></text:p>
      <text:p text:style-name="P32"><text:span text:style-name="T234">Los comandos </text:span><text:span text:style-name="T136">R CMD check</text:span><text:span text:style-name="T46"> y </text:span><text:span text:style-name="T136">R CMD build</text:span><text:span text:style-name="T46"> no siempre leen los archivos </text:span><text:span text:style-name="T56">estándar</text:span><text:span text:style-name="T46"> de arranque</text:span><text:span text:style-name="T56">,</text:span><text:span text:style-name="T46"> pero siempre leen archivos </text:span><text:span text:style-name="T136">Renviron</text:span><text:span text:style-name="T46"> específicos. La localización de estos puede ser controlada por las variables de entorno </text:span><text:span text:style-name="T136">R_CHECK_ENVIRON</text:span><text:span text:style-name="T46"> y </text:span><text:span text:style-name="T136">R_BUILD_ENVIRON</text:span><text:span text:style-name="T46">. Si estas </text:span><text:span text:style-name="T56">variables</text:span><text:span text:style-name="T46"> han sido establecidas su valor se utiliza como la ruta para el archivo </text:span><text:span text:style-name="T136">Renviron</text:span><text:span text:style-name="T46">; de otra </text:span><text:span text:style-name="T56">manera</text:span><text:span text:style-name="T46">, serán emplead</text:span><text:span text:style-name="T56">o</text:span><text:span text:style-name="T46">s los archivos </text:span><text:span text:style-name="T139">'</text:span><text:span text:style-name="T136">~/.R/check.Renviron</text:span><text:span text:style-name="T139">'</text:span><text:span text:style-name="T199"> o </text:span><text:span text:style-name="T139">'</text:span><text:span text:style-name="T136">~/.R/build.Renviron</text:span><text:span text:style-name="T139">'</text:span><text:span text:style-name="T46"> o </text:span><text:span text:style-name="T56">las </text:span><text:span text:style-name="T46">versiones específicas para </text:span><text:span text:style-name="T56">la</text:span><text:span text:style-name="T46"> subarquitectura </text:span><text:span text:style-name="T100">de su sistema operativo</text:span><text:span text:style-name="T46">.</text:span></text:p>
      <text:p text:style-name="P23"><text:span text:style-name="T46">Si desea que </text:span><text:span text:style-name="T139">'</text:span><text:span text:style-name="T136">~/.Renviron</text:span><text:span text:style-name="T139">'</text:span><text:span text:style-name="T196"> </text:span><text:span text:style-name="T199">o </text:span><text:span text:style-name="T139">'</text:span><text:span text:style-name="T136">~/.Rprofile</text:span><text:span text:style-name="T139">'</text:span><text:span text:style-name="T46"> sean ignorados por los procesos derivados de </text:span><text:span text:style-name="T302">R</text:span><text:span text:style-name="T46"> (tales como aquellos ejecutados por </text:span><text:span text:style-name="T136">R CMD check</text:span><text:span text:style-name="T46"> y </text:span><text:span text:style-name="T136">R CMD build</text:span><text:span text:style-name="T46">), establezca la variable de entorno </text:span><text:span text:style-name="T21">adecuada </text:span><text:span text:style-name="T140">R_ENVIRON_USER</text:span><text:span text:style-name="T21"> o </text:span><text:span text:style-name="T140">R_PROFILE_USER</text:span><text:span text:style-name="T21"> </text:span><text:span text:style-name="T47">con un valor</text:span><text:span text:style-name="T21"> </text:span><text:span text:style-name="T47">vacío (</text:span><text:span text:style-name="T133">""</text:span><text:span text:style-name="T47">)</text:span><text:span text:style-name="T21"> </text:span><text:span text:style-name="T265">–</text:span><text:span text:style-name="T21">lo que no es posible en Windows</text:span><text:span text:style-name="T265">–</text:span><text:span text:style-name="T21"> o </text:span><text:span text:style-name="T100">modificando el nombre del archivo a uno no reconocido por </text:span><text:span text:style-name="T306">R</text:span><text:span text:style-name="T21">.</text:span></text:p>
      <text:p text:style-name="P33"><text:span text:style-name="T21">Antes de </text:span><text:span text:style-name="T301">R</text:span><text:span text:style-name="T318"> 4.0.0</text:span><text:span text:style-name="T21">, </text:span><text:span text:style-name="T100">la expresión</text:span><text:span text:style-name="T21"> </text:span><text:span text:style-name="T140">${</text:span><text:span text:style-name="T144">fulano</text:span><text:span text:style-name="T140">-</text:span><text:span text:style-name="T144">mengano</text:span><text:span text:style-name="T140">}</text:span><text:span text:style-name="T21"> eludía </text:span><text:span text:style-name="T48">a</text:span><text:span text:style-name="T101">l valor de</text:span><text:span text:style-name="T21"> </text:span><text:span text:style-name="T161">fulano</text:span><text:span text:style-name="T21"> </text:span><text:span text:style-name="T101">en caso de que estuviera </text:span><text:span text:style-name="T21">vacío </text:span><text:span text:style-name="T100">en los archivos de </text:span><text:span text:style-name="T101">configuración del</text:span><text:span text:style-name="T100"> entorno</text:span><text:span text:style-name="T48">. </text:span><text:span text:style-name="T63">A partir de esta versión</text:span><text:span text:style-name="T21"> esto </text:span><text:span text:style-name="T101">ha sido</text:span><text:span text:style-name="T21"> </text:span><text:span text:style-name="T48">modificado</text:span><text:span text:style-name="T21"> para ajustarse a las reglas de</text:span><text:span text:style-name="T63">l estándar</text:span><text:span text:style-name="T21"> POSIX </text:span><text:span text:style-name="T101">de</text:span><text:span text:style-name="T21"> </text:span><text:span text:style-name="T48">sustitución de</text:span><text:span text:style-name="T21"> parámetros en el intérprete de comandos.</text:span></text:p>
      <text:h text:style-name="P45" text:outline-level="2"><text:bookmark-start text:name="__RefHeading___Toc5848_1387080818"/><text:span text:style-name="T362">3. </text:span><text:span text:style-name="T367">También v</text:span>éase <text:bookmark-end text:name="__RefHeading___Toc5848_1387080818"/></text:h>
      <text:p text:style-name="P24"><text:span text:style-name="T64">L</text:span><text:span text:style-name="T21">a definición del directorio de usuario </text:span><text:span text:style-name="T64">p</text:span><text:span text:style-name="T21">uede </text:span><text:span text:style-name="T64">encontrarse</text:span><text:span text:style-name="T21"> al ejecutar en </text:span><text:span text:style-name="T301">R</text:span><text:span text:style-name="T21"> la función </text:span><text:span text:style-name="T284">Sys.getenv</text:span><text:span text:style-name="T140">(</text:span><text:span text:style-name="T133">"</text:span><text:span text:style-name="T140">R_USER</text:span><text:span text:style-name="T133">"</text:span><text:span text:style-name="T140">)</text:span><text:span text:style-name="T200">. </text:span><text:span text:style-name="T205">Para su configuración </text:span><text:span text:style-name="T200">en Windows </text:span><text:span text:style-name="T206">véase</text:span><text:span text:style-name="T200"> </text:span><text:span text:style-name="T204">el inciso 2.14 de las </text:span><text:span text:style-name="T255">Preguntas Frecuentes para Windows</text:span><text:span text:style-name="T204"> (</text:span><text:span text:style-name="T231">disponible sólo </text:span><text:span text:style-name="T204">en inglés)</text:span><text:span text:style-name="T200">.</text:span></text:p>
      <text:p text:style-name="P13"><text:span text:style-name="T278">.</text:span><text:span text:style-name="T284">Last</text:span><text:span text:style-name="T315">()</text:span><text:span text:style-name="T21"> para </text:span><text:span text:style-name="T49">las</text:span><text:span text:style-name="T21"> acciones finales al cierre de </text:span><text:span text:style-name="T102">la</text:span><text:span text:style-name="T21"> sesión </text:span><text:span text:style-name="T49">en</text:span><text:span text:style-name="T21"> </text:span><text:span text:style-name="T301">R</text:span><text:span text:style-name="T21">. </text:span><text:span text:style-name="T289">commandArgs</text:span><text:span text:style-name="T141">()</text:span><text:span text:style-name="T21"> para acceder a los argumentos de la línea de comandos.</text:span></text:p>
      <text:p text:style-name="P34"><text:span text:style-name="T102">E</text:span><text:span text:style-name="T21">n la ayuda de </text:span><text:span text:style-name="T272">X11</text:span><text:span text:style-name="T21"> y </text:span><text:span text:style-name="T272">quartz</text:span><text:span text:style-name="T276"> </text:span><text:span text:style-name="T325">h</text:span><text:span text:style-name="T318">ay ejemplos de </text:span><text:span text:style-name="T320">cómo utilizar</text:span><text:span text:style-name="T318"> </text:span><text:span text:style-name="T320">los</text:span><text:span text:style-name="T318"> archivos de arranque para </text:span><text:span text:style-name="T319">establecer</text:span><text:span text:style-name="T318"> los dispositivos gráficos predeterminados</text:span><text:span text:style-name="T21">.</text:span></text:p>
      <text:p text:style-name="P20"><text:span text:style-name="T326">El manual </text:span><text:span text:style-name="T277">Una introducción a R</text:span><text:span text:style-name="T275"> </text:span><text:span text:style-name="T103">detalla</text:span><text:span text:style-name="T21"> más opciones </text:span><text:span text:style-name="T103">para la</text:span><text:span text:style-name="T21"> línea de comandos. </text:span><text:span text:style-name="T103">No obstante,</text:span><text:span text:style-name="T21"> aquellas </text:span><text:span text:style-name="T49">relacionadas con</text:span><text:span text:style-name="T21"> la administración de la memoria son cubiertas por </text:span><text:span text:style-name="T107">la página</text:span><text:span text:style-name="T21"> de ayuda </text:span><text:span text:style-name="T275">Memory</text:span><text:span text:style-name="T21">.</text:span></text:p>
      <text:p text:style-name="Standard"><text:span text:style-name="T332">La función </text:span><text:span text:style-name="T284">readRenviron</text:span><text:span text:style-name="T316">()</text:span><text:span text:style-name="T21"> para leer achivos </text:span><text:span text:style-name="T139">'</text:span><text:span text:style-name="T140">.Renviron</text:span><text:span text:style-name="T139">'</text:span><text:span text:style-name="T21">. Para </text:span><text:span text:style-name="T22">analizar código, véase </text:span><text:span text:style-name="T108">la función</text:span><text:span text:style-name="T22"> </text:span><text:span text:style-name="T287">Rprof</text:span><text:span text:style-name="T317">()</text:span><text:span text:style-name="T293">.</text:span></text:p>
      <text:h text:style-name="P46" text:outline-level="2"><text:bookmark-start text:name="__RefHeading___Toc8900_1454207908"/><text:span text:style-name="T362">4. </text:span><text:span text:style-name="T365">Referencias</text:span><text:bookmark-end text:name="__RefHeading___Toc8900_1454207908"/></text:h>
      <text:p text:style-name="P49"><text:span text:style-name="T332">Ripley, B. D., y Murdoch D. J. “R for Windows FAQ”. </text:span><text:span text:style-name="T333">The Comprehensive R Archive Network</text:span><text:span text:style-name="T332">, el 22 de junio de 2020. </text:span><text:a xlink:type="simple" xlink:href="https://cran.r-project.org/bin/windows/base/rw-FAQ.html" text:style-name="Internet_20_link" text:visited-style-name="Visited_20_Internet_20_Link"><text:span text:style-name="T332">https://cran.r-project.org/bin/windows/base/rw-FAQ.html</text:span></text:a><text:span text:style-name="T332">.</text:span></text:p>
      <text:h text:style-name="P45" text:outline-level="2"><text:bookmark-start text:name="__RefHeading___Toc5850_1387080818"/><text:span text:style-name="T362">4. </text:span>E<text:span text:style-name="T352">jemplos</text:span><text:bookmark-end text:name="__RefHeading___Toc5850_1387080818"/></text:h>
      <text:p text:style-name="P39"><text:span text:style-name="T257">## </text:span><text:span text:style-name="T258">No ejecutar:</text:span><text:span text:style-name="T257"> </text:span></text:p>
      <text:p text:style-name="P6">## E<text:span text:style-name="T352">jemplo </text:span><text:span text:style-name="T368">de configuración de</text:span> ~/.Renviron <text:span text:style-name="T352">en</text:span> Unix</text:p>
      <text:p text:style-name="P6"><text:soft-page-break/>R_LIBS=~/R/library</text:p>
      <text:p text:style-name="P6">PAGER=/usr/local/bin/less</text:p>
      <text:p text:style-name="P40"/>
      <text:p text:style-name="P6">## E<text:span text:style-name="T352">je</text:span>mpl<text:span text:style-name="T352">o </text:span><text:span text:style-name="T368">de configuración de</text:span> .Renviron <text:span text:style-name="T352">e</text:span>n Windows</text:p>
      <text:p text:style-name="P6">R_LIBS=C:/R/library</text:p>
      <text:p text:style-name="P6">MY_TCLTK="c:/Program Files/Tcl/bin"</text:p>
      <text:p text:style-name="P40"/>
      <text:p text:style-name="P8">## Ejemplo de configuración de R_DEFAULT_PACKAGES (desde R CMD check)</text:p>
      <text:p text:style-name="P6">R_DEFAULT_PACKAGES='utils,grDevices,graphics,stats'</text:p>
      <text:p text:style-name="P36"><text:span text:style-name="T164"># esto carga los paquetes en el orden dado, de manera que </text:span><text:span text:style-name="T167">aparecerán</text:span><text:span text:style-name="T164"> en</text:span></text:p>
      <text:p text:style-name="P42"># la ruta de búsqueda en <text:span text:style-name="T368">el</text:span> orden inverso.</text:p>
      <text:p text:style-name="P6"/>
      <text:p text:style-name="P8">## Ejemplo de <text:span text:style-name="T368">configuración de</text:span> .Rprofile</text:p>
      <text:p text:style-name="P6">options(width=65, digits=5)</text:p>
      <text:p text:style-name="P6">options(show.signif.stars=FALSE)</text:p>
      <text:p text:style-name="P6">setHook(packageEvent("grDevices", "onLoad"),</text:p>
      <text:p text:style-name="P11"><text:s text:c="8"/><text:span text:style-name="T1">function(...) grDevices::ps.options(horizontal=FALSE))</text:span></text:p>
      <text:p text:style-name="P6">set.seed(1234)</text:p>
      <text:p text:style-name="P40"><text:span text:style-name="T257">.First &lt;- function() cat("\n <text:s text:c="2"/>¡</text:span><text:span text:style-name="T258">Bienvenido a</text:span><text:span text:style-name="T257"> R!\n\n")</text:span></text:p>
      <text:p text:style-name="P40"><text:span text:style-name="T257">.Last &lt;- function() <text:s/>cat("\n <text:s text:c="2"/>¡</text:span><text:span text:style-name="T261">Hasta luego</text:span><text:span text:style-name="T257">!\n\n")</text:span></text:p>
      <text:p text:style-name="P40"/>
      <text:p text:style-name="P6">## E<text:span text:style-name="T352">je</text:span>mpl<text:span text:style-name="T352">o</text:span> <text:span text:style-name="T352">de </text:span><text:span text:style-name="T368">configuración de</text:span> Rprofile.site</text:p>
      <text:p text:style-name="P6">local({</text:p>
      <text:p text:style-name="P11"><text:span text:style-name="T1"><text:s text:c="2"/></text:span><text:span text:style-name="T2"># agregar </text:span><text:span text:style-name="T3">a</text:span><text:span text:style-name="T2"> MASS al conjunto de paquetes predeterminados </text:span><text:span text:style-name="T4">y</text:span><text:span text:style-name="T2"> fijar</text:span></text:p>
      <text:p text:style-name="P7"><text:s text:c="2"/># un servidor para los repositorios de R</text:p>
      <text:p text:style-name="P11"><text:s text:c="2"/><text:span text:style-name="T1">old &lt;- getOption("defaultPackages"); r &lt;- getOption("repos")</text:span></text:p>
      <text:p text:style-name="P11"><text:s text:c="2"/><text:span text:style-name="T1">r["CRAN"] &lt;- "http://my.local.cran"</text:span></text:p>
      <text:p text:style-name="P11"><text:s text:c="2"/><text:span text:style-name="T1">options(defaultPackages = c(old, "MASS"), repos = r)</text:span></text:p>
      <text:p text:style-name="P41"><text:span text:style-name="T256"><text:s text:c="2"/></text:span><text:span text:style-name="T257">## (</text:span><text:span text:style-name="T259">para los usuarios de la </text:span><text:span text:style-name="T262">t</text:span><text:span text:style-name="T259">erminal de Unix</text:span><text:span text:style-name="T257">) </text:span></text:p>
      <text:p text:style-name="P41"><text:span text:style-name="T260"><text:s text:c="2"/>## </text:span><text:span text:style-name="T259">establecer</text:span><text:span text:style-name="T257"> </text:span><text:span text:style-name="T263">el</text:span><text:span text:style-name="T257"> </text:span><text:span text:style-name="T263">ancho</text:span><text:span text:style-name="T257"> </text:span><text:span text:style-name="T263">de</text:span><text:span text:style-name="T257"> COLUMNS, </text:span><text:span text:style-name="T259">de existir</text:span></text:p>
      <text:p text:style-name="P11"><text:s text:c="2"/><text:span text:style-name="T1">cols &lt;- Sys.getenv("COLUMNS")</text:span></text:p>
      <text:p text:style-name="P11"><text:s text:c="2"/><text:span text:style-name="T1">if(nzchar(cols)) options(width = as.integer(cols))</text:span></text:p>
      <text:p text:style-name="P35"><text:span text:style-name="T163"><text:s text:c="2"/></text:span><text:span text:style-name="T165"># </text:span><text:span text:style-name="T166">las </text:span><text:span text:style-name="T165">sesiones interactivas </text:span><text:span text:style-name="T168">pueden mostrar</text:span><text:span text:style-name="T165"> una galleta de la suerte</text:span></text:p>
      <text:p text:style-name="P9"><text:s text:c="2"/># <text:span text:style-name="T369">si </text:span>el paquete <text:span text:style-name="T366">fortunes</text:span> <text:span text:style-name="T369">está</text:span> instalado</text:p>
      <text:p text:style-name="P11"><text:s text:c="2"/><text:span text:style-name="T1">if (interactive()) </text:span><text:span text:style-name="T5">{</text:span></text:p>
      <text:p text:style-name="P12"><text:s text:c="4"/><text:span text:style-name="T1">fortunes::fortune()</text:span></text:p>
      <text:p text:style-name="P51"><text:s text:c="2"/>})</text:p>
      <text:p text:style-name="P6"/>
      <text:p text:style-name="P10">## si .R<text:span text:style-name="T353">environ contiene</text:span></text:p>
      <text:p text:style-name="P6">FOOBAR="coo\bar"doh\ex"abc\"def'"</text:p>
      <text:p text:style-name="P40"/>
      <text:p text:style-name="P35"><text:span text:style-name="T163">## </text:span><text:span text:style-name="T169">entonces obten</text:span><text:span text:style-name="T170">dremos</text:span></text:p>
      <text:p text:style-name="P6"># &gt; cat(Sys.getenv("FOOBAR"), "\n")</text:p>
      <text:p text:style-name="P6"># coo\bardoh\exabc"def'</text:p>
      <text:p text:style-name="P40"/>
      <text:p text:style-name="P5">## <text:span text:style-name="T353">Fin</text:span>(No <text:span text:style-name="T353">ejecutar</text:span>)</text:p>
      <text:p text:style-name="P4">___________________________________________________________________________</text:p>
      <text:p text:style-name="P38"><text:span text:style-name="T6">[</text:span><text:span text:style-name="T171">P</text:span><text:span text:style-name="T201">aquete</text:span><text:span text:style-name="T6"> </text:span><text:span text:style-name="Emphasis"><text:span text:style-name="T121">base</text:span></text:span><text:span text:style-name="T6"> </text:span><text:span text:style-name="T171">versión</text:span><text:span text:style-name="T6"> 4.0.2 </text:span><text:span text:style-name="T292">Í</text:span><text:span text:style-name="T294">ndice</text:span><text:span text:style-name="T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1" fo:font-size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3T17:26:53.404528297</meta:creation-date>
    <meta:editing-duration>PT38M58S</meta:editing-duration>
    <meta:editing-cycles>11</meta:editing-cycles>
    <meta:generator>LibreOffice/7.3.2.2$MacOSX_X86_64 LibreOffice_project/49f2b1bff42cfccbd8f788c8dc32c1c309559be0</meta:generator>
    <dc:date>2022-06-28T13:51:05.924258180</dc:date>
    <meta:document-statistic meta:table-count="1" meta:image-count="0" meta:object-count="0" meta:page-count="5" meta:paragraph-count="87" meta:word-count="2082" meta:character-count="13474" meta:non-whitespace-character-count="11444"/>
  </office:meta>
</office:document-meta>
</file>